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4.1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3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8" style:family="graphic" style:parent-style-name="standard">
      <style:graphic-properties draw:fill="solid" draw:fill-color="#acddff" draw:textarea-horizontal-align="justify" draw:textarea-vertical-align="middle" draw:auto-grow-height="false" fo:min-height="0.151cm" fo:min-width="0.3cm"/>
      <style:paragraph-properties style:writing-mode="lr-tb"/>
    </style:style>
    <style:style style:name="gr39" style:family="graphic" style:parent-style-name="standard">
      <style:graphic-properties draw:fill-color="#acddff" draw:textarea-horizontal-align="justify" draw:textarea-vertical-align="middle" draw:auto-grow-height="false" fo:min-height="0.624cm" fo:min-width="0.702cm"/>
    </style:style>
    <style:style style:name="gr40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41" style:family="graphic" style:parent-style-name="standard">
      <style:graphic-properties draw:fill-color="#acddff" draw:textarea-horizontal-align="justify" draw:textarea-vertical-align="middle" draw:auto-grow-height="false" fo:min-height="1.973cm" fo:min-width="0.701cm"/>
    </style:style>
    <style:style style:name="gr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901cm"/>
      <style:paragraph-properties style:writing-mode="lr-tb"/>
    </style:style>
    <style:style style:name="gr43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2.699cm"/>
    </style:style>
    <style:style style:name="gr4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45" style:family="graphic" style:parent-style-name="standard">
      <style:graphic-properties draw:stroke="solid" draw:marker-start="" draw:fill="solid" draw:fill-color="#acddff" draw:opacity="100%" draw:opacity-name="" draw:textarea-horizontal-align="justify" draw:textarea-vertical-align="middle" draw:auto-grow-height="false" fo:min-height="0.15cm" fo:min-width="1.1cm"/>
      <style:paragraph-properties style:writing-mode="lr-tb"/>
    </style:style>
    <style:style style:name="gr4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4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2.55cm" fo:min-width="2.9cm"/>
      <style:paragraph-properties style:writing-mode="lr-tb"/>
    </style:style>
    <style:style style:name="gr4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968cm"/>
      <style:paragraph-properties style:writing-mode="lr-tb"/>
    </style:style>
    <style:style style:name="gr4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0" style:family="graphic" style:parent-style-name="standard">
      <style:graphic-properties draw:stroke="solid" draw:marker-start="" draw:fill="none" draw:fill-color="#acddff" draw:opacity="100%" draw:textarea-horizontal-align="justify" draw:textarea-vertical-align="middle" draw:auto-grow-height="false" fo:min-height="1.55cm" fo:min-width="2.7cm"/>
      <style:paragraph-properties style:writing-mode="lr-tb"/>
    </style:style>
    <style:style style:name="gr51" style:family="graphic" style:parent-style-name="standard">
      <style:graphic-properties draw:stroke="none" draw:marker-start="" draw:fill="none" draw:fill-color="#acdd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5cm"/>
      <style:paragraph-properties style:writing-mode="lr-tb"/>
    </style:style>
    <style:style style:name="gr5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5" style:family="graphic" style:parent-style-name="standard">
      <style:graphic-properties draw:fill="solid" draw:fill-color="#acddff" draw:textarea-horizontal-align="justify" draw:textarea-vertical-align="middle" draw:auto-grow-height="false" fo:min-height="1.15cm" fo:min-width="4.1cm"/>
    </style:style>
    <style:style style:name="gr5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8.099cm"/>
      <style:paragraph-properties style:writing-mode="lr-tb"/>
    </style:style>
    <style:style style:name="gr5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15cm" fo:min-width="2.9cm"/>
      <style:paragraph-properties style:writing-mode="lr-tb"/>
    </style:style>
    <style:style style:name="gr5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68cm"/>
      <style:paragraph-properties style:writing-mode="lr-tb"/>
    </style:style>
    <style:style style:name="gr59" style:family="graphic" style:parent-style-name="standard">
      <style:graphic-properties draw:fill="solid" draw:fill-color="#acddff" draw:textarea-horizontal-align="justify" draw:textarea-vertical-align="middle" draw:auto-grow-height="false" fo:min-height="7.15cm" fo:min-width="7.1cm"/>
    </style:style>
    <style:style style:name="gr60" style:family="graphic" style:parent-style-name="standard">
      <style:graphic-properties draw:fill="none" draw:fill-color="#729fcf" draw:textarea-horizontal-align="justify" draw:textarea-vertical-align="middle" draw:auto-grow-height="false" fo:min-height="3.95cm" fo:min-width="5.1cm"/>
    </style:style>
    <style:style style:name="gr6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63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6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5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66" style:family="graphic" style:parent-style-name="standard">
      <style:graphic-properties draw:fill="solid" draw:fill-color="#acddff" draw:textarea-horizontal-align="justify" draw:textarea-vertical-align="middle" draw:auto-grow-height="false" fo:min-height="7.75cm" fo:min-width="8.3cm"/>
    </style:style>
    <style:style style:name="gr67" style:family="graphic" style:parent-style-name="objectwithoutfill">
      <style:graphic-properties draw:marker-end="Symmetric_20_Arrow" draw:marker-end-width="0.3cm" draw:fill="solid" draw:textarea-vertical-align="middle"/>
    </style:style>
    <style:style style:name="gr68" style:family="graphic" style:parent-style-name="standard">
      <style:graphic-properties draw:fill="solid" draw:fill-color="#acddff" draw:textarea-horizontal-align="justify" draw:textarea-vertical-align="middle" draw:auto-grow-height="false" fo:min-height="3.95cm" fo:min-width="5.1cm"/>
    </style:style>
    <style:style style:name="gr69" style:family="graphic" style:parent-style-name="standard">
      <style:graphic-properties draw:fill="solid" draw:fill-color="#acddff" draw:textarea-horizontal-align="justify" draw:textarea-vertical-align="middle" draw:auto-grow-height="false" fo:min-height="2.95cm" fo:min-width="3.5cm"/>
    </style:style>
    <style:style style:name="gr7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5cm"/>
      <style:paragraph-properties style:writing-mode="lr-tb"/>
    </style:style>
    <style:style style:name="gr72" style:family="graphic" style:parent-style-name="standard">
      <style:graphic-properties draw:fill="none" draw:fill-color="#729fcf" draw:textarea-horizontal-align="justify" draw:textarea-vertical-align="middle" draw:auto-grow-height="false" fo:min-height="2.95cm" fo:min-width="3.5cm"/>
    </style:style>
    <style:style style:name="gr73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74" style:family="graphic" style:parent-style-name="standard">
      <style:graphic-properties draw:marker-start="" draw:fill="none" draw:fill-color="#729fc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5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2.7cm"/>
      <style:paragraph-properties style:writing-mode="lr-tb"/>
    </style:style>
    <style:style style:name="gr7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8.899cm"/>
      <style:paragraph-properties style:writing-mode="lr-tb"/>
    </style:style>
    <style:style style:name="gr77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4.3cm"/>
    </style:style>
    <style:style style:name="gr78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9" style:family="graphic" style:parent-style-name="standard">
      <style:graphic-properties draw:fill-color="#acddff" draw:textarea-horizontal-align="justify" draw:textarea-vertical-align="middle" draw:auto-grow-height="false" fo:min-height="0.767cm" fo:min-width="1.1cm"/>
    </style:style>
    <style:style style:name="gr80" style:family="graphic" style:parent-style-name="standard">
      <style:graphic-properties draw:fill="solid" draw:fill-color="#acddff" draw:textarea-horizontal-align="justify" draw:textarea-vertical-align="middle" draw:auto-grow-height="false" fo:min-height="7.95cm" fo:min-width="4.7cm"/>
    </style:style>
    <style:style style:name="gr81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1.35cm" fo:min-width="2.5cm"/>
      <style:paragraph-properties style:writing-mode="lr-tb"/>
    </style:style>
    <style:style style:name="gr8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6.15cm" fo:min-width="4.5cm"/>
      <style:paragraph-properties style:writing-mode="lr-tb"/>
    </style:style>
    <style:style style:name="gr8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8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8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8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699cm"/>
      <style:paragraph-properties style:writing-mode="lr-tb"/>
    </style:style>
    <style:style style:name="gr8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232cm"/>
      <style:paragraph-properties style:writing-mode="lr-tb"/>
    </style:style>
    <style:style style:name="gr90" style:family="graphic" style:parent-style-name="standard">
      <style:graphic-properties draw:fill-color="#acddff" draw:textarea-horizontal-align="justify" draw:textarea-vertical-align="middle" draw:auto-grow-height="false" fo:min-height="1.403cm" fo:min-width="1.1cm"/>
      <style:paragraph-properties style:writing-mode="lr-tb"/>
    </style:style>
    <style:style style:name="gr91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3cm"/>
    </style:style>
    <style:style style:name="gr9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3cm"/>
      <style:paragraph-properties style:writing-mode="lr-tb"/>
    </style:style>
    <style:style style:name="gr9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  <style:paragraph-properties style:writing-mode="lr-tb"/>
    </style:style>
    <style:style style:name="gr9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95" style:family="graphic" style:parent-style-name="standard">
      <style:graphic-properties draw:fill-color="#acddff" draw:textarea-horizontal-align="justify" draw:textarea-vertical-align="middle" draw:auto-grow-height="false" fo:min-height="0.034cm" fo:min-width="0.784cm"/>
      <style:paragraph-properties style:writing-mode="lr-tb"/>
    </style:style>
    <style:style style:name="gr9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779cm"/>
      <style:paragraph-properties style:writing-mode="lr-tb"/>
    </style:style>
    <style:style style:name="gr9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458cm"/>
      <style:paragraph-properties style:writing-mode="lr-tb"/>
    </style:style>
    <style:style style:name="gr98" style:family="graphic" style:parent-style-name="standard">
      <style:graphic-properties draw:fill-color="#acddff" draw:textarea-horizontal-align="justify" draw:textarea-vertical-align="middle" draw:auto-grow-height="false" fo:min-height="0.703cm" fo:min-width="0.702cm"/>
    </style:style>
    <style:style style:name="gr99" style:family="graphic" style:parent-style-name="standard">
      <style:graphic-properties draw:fill-color="#acddff" draw:textarea-horizontal-align="justify" draw:textarea-vertical-align="middle" draw:auto-grow-height="false" fo:min-height="0.034cm" fo:min-width="1.383cm"/>
      <style:paragraph-properties style:writing-mode="lr-tb"/>
    </style:style>
    <style:style style:name="gr100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898cm"/>
    </style:style>
    <style:style style:name="gr10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898cm"/>
      <style:paragraph-properties style:writing-mode="lr-tb"/>
    </style:style>
    <style:style style:name="gr102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7.899cm"/>
      <style:paragraph-properties style:writing-mode="lr-tb"/>
    </style:style>
    <style:style style:name="gr10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104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10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0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0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95cm" fo:min-width="3.5cm"/>
      <style:paragraph-properties style:writing-mode="lr-tb"/>
    </style:style>
    <style:style style:name="gr110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111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  <style:paragraph-properties style:writing-mode="lr-tb"/>
    </style:style>
    <style:style style:name="gr11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656cm"/>
      <style:paragraph-properties style:writing-mode="lr-tb"/>
    </style:style>
    <style:style style:name="gr11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cm"/>
      <style:paragraph-properties style:writing-mode="lr-tb"/>
    </style:style>
    <style:style style:name="gr11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11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116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5cm"/>
      <style:paragraph-properties style:writing-mode="lr-tb"/>
    </style:style>
    <style:style style:name="gr117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18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3cm"/>
      <style:paragraph-properties style:writing-mode="lr-tb"/>
    </style:style>
    <style:style style:name="gr11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0.9cm"/>
      <style:paragraph-properties style:writing-mode="lr-tb"/>
    </style:style>
    <style:style style:name="gr120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3cm"/>
      <style:paragraph-properties style:writing-mode="lr-tb"/>
    </style:style>
    <style:style style:name="gr1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8cm"/>
      <style:paragraph-properties style:writing-mode="lr-tb"/>
    </style:style>
    <style:style style:name="gr122" style:family="graphic" style:parent-style-name="standard">
      <style:graphic-properties draw:fill-color="#acddff" draw:textarea-horizontal-align="justify" draw:textarea-vertical-align="middle" draw:auto-grow-height="false" fo:min-height="0.034cm" fo:min-width="1.283cm"/>
      <style:paragraph-properties style:writing-mode="lr-tb"/>
    </style:style>
    <style:style style:name="gr123" style:family="graphic" style:parent-style-name="standard">
      <style:graphic-properties draw:fill-color="#acddff" draw:textarea-horizontal-align="justify" draw:textarea-vertical-align="middle" draw:auto-grow-height="false" fo:min-height="0.034cm" fo:min-width="1.583cm"/>
      <style:paragraph-properties style:writing-mode="lr-tb"/>
    </style:style>
    <style:style style:name="gr124" style:family="graphic" style:parent-style-name="standard">
      <style:graphic-properties draw:fill-color="#acddff" draw:textarea-horizontal-align="justify" draw:textarea-vertical-align="middle" draw:auto-grow-height="false" fo:min-height="0.767cm" fo:min-width="0.301cm"/>
    </style:style>
    <style:style style:name="gr125" style:family="graphic" style:parent-style-name="standard">
      <style:graphic-properties draw:fill-color="#acddff" draw:textarea-horizontal-align="justify" draw:textarea-vertical-align="middle" draw:auto-grow-height="false" fo:min-height="0.767cm" fo:min-width="0.302cm"/>
    </style:style>
    <style:style style:name="gr12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7cm"/>
      <style:paragraph-properties style:writing-mode="lr-tb"/>
    </style:style>
    <style:style style:name="gr12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299cm"/>
      <style:paragraph-properties style:writing-mode="lr-tb"/>
    </style:style>
    <style:style style:name="gr12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699cm"/>
      <style:paragraph-properties style:writing-mode="lr-tb"/>
    </style:style>
    <style:style style:name="gr129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1.7cm"/>
    </style:style>
    <style:style style:name="gr130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1cm"/>
      <style:paragraph-properties style:writing-mode="lr-tb"/>
    </style:style>
    <style:style style:name="gr131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32" style:family="graphic" style:parent-style-name="standard">
      <style:graphic-properties draw:fill="solid" draw:fill-color="#acddff" draw:textarea-horizontal-align="justify" draw:textarea-vertical-align="middle" draw:auto-grow-height="false" fo:min-height="5.55cm" fo:min-width="4.5cm"/>
    </style:style>
    <style:style style:name="gr13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4.55cm" fo:min-width="4.3cm"/>
      <style:paragraph-properties style:writing-mode="lr-tb"/>
    </style:style>
    <style:style style:name="gr13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3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7" style:family="graphic" style:parent-style-name="standard">
      <style:graphic-properties draw:fill-color="#acddff" draw:textarea-horizontal-align="justify" draw:textarea-vertical-align="middle" draw:auto-grow-height="false" fo:min-height="0.926cm" fo:min-width="0.302cm"/>
    </style:style>
    <style:style style:name="gr13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81cm"/>
      <style:paragraph-properties style:writing-mode="lr-tb"/>
    </style:style>
    <style:style style:name="gr139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  <style:paragraph-properties style:writing-mode="lr-tb"/>
    </style:style>
    <style:style style:name="gr14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0.435cm"/>
      <style:paragraph-properties style:writing-mode="lr-tb"/>
    </style:style>
    <style:style style:name="gr141" style:family="graphic" style:parent-style-name="standard">
      <style:graphic-properties draw:fill-color="#acddff" draw:textarea-horizontal-align="justify" draw:textarea-vertical-align="middle" draw:auto-grow-height="false" fo:min-height="1.021cm" fo:min-width="0.702cm"/>
    </style:style>
    <style:style style:name="gr142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5cm"/>
      <style:paragraph-properties style:writing-mode="lr-tb"/>
    </style:style>
    <style:style style:name="gr143" style:family="graphic" style:parent-style-name="standard">
      <style:graphic-properties draw:fill="solid" draw:fill-color="#acddff" draw:textarea-horizontal-align="justify" draw:textarea-vertical-align="middle" draw:auto-grow-height="false" fo:min-height="0.95cm" fo:min-width="2.7cm"/>
    </style:style>
    <style:style style:name="gr14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45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46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47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3.5cm"/>
    </style:style>
    <style:style style:name="gr148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49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50" style:family="graphic" style:parent-style-name="standard">
      <style:graphic-properties draw:fill-color="#acddff" draw:textarea-horizontal-align="justify" draw:textarea-vertical-align="middle" draw:auto-grow-height="false" fo:min-height="1.815cm" fo:min-width="0.701cm"/>
      <style:paragraph-properties style:writing-mode="lr-tb"/>
    </style:style>
    <style:style style:name="gr15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635cm"/>
      <style:paragraph-properties style:writing-mode="lr-tb"/>
    </style:style>
    <style:style style:name="gr152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75cm" fo:min-width="5.3cm"/>
      <style:paragraph-properties style:writing-mode="lr-tb"/>
    </style:style>
    <style:style style:name="gr15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774cm"/>
      <style:paragraph-properties style:writing-mode="lr-tb"/>
    </style:style>
    <style:style style:name="gr15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5.1cm"/>
      <style:paragraph-properties style:writing-mode="lr-tb"/>
    </style:style>
    <style:style style:name="gr155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2.5cm"/>
      <style:paragraph-properties style:writing-mode="lr-tb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0pt" fo:font-weight="bold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10pt" fo:font-weight="bold"/>
    </style:style>
    <style:style style:name="P13" style:family="paragraph">
      <style:paragraph-properties fo:text-align="start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7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8" style:family="paragraph">
      <style:paragraph-properties fo:text-align="end" style:writing-mode="lr-tb"/>
      <style:text-properties fo:font-size="9pt"/>
    </style:style>
    <style:style style:name="P19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P20" style:family="paragraph">
      <loext:graphic-properties draw:fill="none" draw:fill-color="#acddff" draw:opacity="100%"/>
      <style:paragraph-properties fo:text-align="center" style:writing-mode="lr-tb"/>
      <style:text-properties fo:font-size="9pt"/>
    </style:style>
    <style:style style:name="P21" style:family="paragraph">
      <loext:graphic-properties draw:fill="none" draw:fill-color="#acddff" draw:opacity="0%"/>
      <style:paragraph-properties fo:text-align="center" style:writing-mode="lr-tb"/>
      <style:text-properties fo:font-size="9pt"/>
    </style:style>
    <style:style style:name="P22" style:family="paragraph">
      <loext:graphic-properties draw:fill="none" draw:fill-color="#729fcf"/>
      <style:paragraph-properties fo:text-align="center"/>
    </style:style>
    <style:style style:name="P23" style:family="paragraph">
      <loext:graphic-properties draw:fill="none" draw:fill-color="#729fcf" draw:opacity="0%"/>
      <style:paragraph-properties fo:text-align="center" style:writing-mode="lr-tb"/>
      <style:text-properties fo:font-size="9pt"/>
    </style:style>
    <style:style style:name="P24" style:family="paragraph">
      <loext:graphic-properties draw:fill="none" draw:fill-color="#729fcf" draw:opacity="0%"/>
      <style:paragraph-properties fo:text-align="end" style:writing-mode="lr-tb"/>
      <style:text-properties fo:font-size="9pt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6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7" style:family="paragraph">
      <loext:graphic-properties draw:fill="solid" draw:fill-color="#acddff"/>
      <style:paragraph-properties fo:text-align="center" style:writing-mode="lr-tb"/>
    </style:style>
    <style:style style:name="P28" style:family="paragraph">
      <style:paragraph-properties fo:text-align="center" style:writing-mode="lr-tb"/>
      <style:text-properties fo:font-size="9pt" style:font-size-asian="9pt" style:font-size-complex="9pt"/>
    </style:style>
    <style:style style:name="P29" style:family="paragraph">
      <loext:graphic-properties draw:fill-color="#acddff"/>
      <style:paragraph-properties fo:text-align="center" style:writing-mode="lr-tb"/>
      <style:text-properties fo:font-size="9pt" style:font-size-asian="9pt" style:font-size-complex="9pt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D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mp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m</text:span><text:span text:style-name="T1">pCou</text:span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</text:span><text:span text:style-name="T1">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</text:span><text:span text:style-name="T1">d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</text:span><text:span text:style-name="T1">p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</text:span><text:span text:style-name="T2">de </text:span><text:span text:style-name="T2">D</text:span><text:span text:style-name="T2">RP</text:span><text:span text:style-name="T2">, </text:span><text:span text:style-name="T2">ve</text:span><text:span text:style-name="T2">r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</text:span><text:span text:style-name="T1">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</text:span><text:span text:style-name="T1">mp</text:span><text:span text:style-name="T1">Ind</text:span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ompNam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witchB</text:span><text:span text:style-name="T1">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12" draw:layer="layout" svg:width="6.4cm" svg:height="0.444cm" svg:x="1.001cm" svg:y="1.001cm">
          <text:p text:style-name="P11"><text:span text:style-name="T3">Node DRP, ver 2 DES controll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p:NodeA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" draw:id="id36" draw:layer="measurelines" svg:width="1.6cm" svg:height="0.4cm" svg:x="31.4cm" svg:y="3.8cm">
          <text:p text:style-name="P13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Nod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34" draw:id="id34" draw:layer="measurelines" svg:width="1.2cm" svg:height="0.4cm" svg:x="24cm" svg:y="4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38" draw:id="id38" draw:layer="measurelines" svg:width="1.4cm" svg:height="0.4cm" svg:x="24cm" svg:y="4.4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20.405cm 8.79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4" draw:text-style-name="P2" draw:layer="layout" svg:width="4.6cm" svg:height="1.8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52" draw:id="id52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8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8" draw:id="id78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51" draw:start-glue-point="6" draw:end-shape="id52" draw:end-glue-point="3" svg:d="M22605 7994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52" draw:start-glue-point="1" draw:end-shape="id53" draw:end-glue-point="3" svg:d="M24604 7994h798v2903h-12886v-698h501" svg:viewBox="0 0 12887 2904">
          <text:p/>
        </draw:connector>
        <draw:custom-shape draw:style-name="gr38" draw:text-style-name="P6" xml:id="id54" draw:id="id54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54" draw:start-glue-point="1" draw:end-shape="id55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56" draw:start-glue-point="6" draw:end-shape="id57" draw:end-glue-point="3" svg:d="M14298 9800h204v-1606h5903" svg:viewBox="0 0 6108 1607">
          <text:p/>
        </draw:connector>
        <draw:custom-shape draw:style-name="gr39" draw:text-style-name="P1" xml:id="id59" draw:id="id59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58" draw:start-glue-point="3" draw:end-shape="id52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59" draw:start-glue-point="6" draw:end-shape="id60" draw:end-glue-point="3" svg:d="M17400 9000h410v-1h409" svg:viewBox="0 0 820 2">
          <text:p/>
        </draw:connector>
        <draw:connector draw:style-name="gr9" draw:text-style-name="P5" draw:layer="layout" draw:line-skew="1.14cm" svg:x1="10.399cm" svg:y1="6.199cm" svg:x2="14.118cm" svg:y2="7.999cm" draw:start-shape="id61" draw:start-glue-point="1" svg:d="M10399 6199h3250v1800h469" svg:viewBox="0 0 3720 1801">
          <text:p/>
        </draw:connector>
        <draw:custom-shape draw:style-name="gr40" draw:text-style-name="P12" draw:layer="layout" svg:width="10.999cm" svg:height="0.444cm" svg:x="1.001cm" svg:y="1.001cm">
          <text:p text:style-name="P11"><text:span text:style-name="T3">Node DRP, ver 3 <text:s/>DES controlled with SDC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62" draw:start-glue-point="3" draw:end-shape="id52" draw:end-glue-point="1" svg:d="M20405 7794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63" draw:id="id63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63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64" draw:start-glue-point="6" draw:end-shape="id65" draw:end-glue-point="3" svg:d="M14298 8000h1001v999h1000" svg:viewBox="0 0 2002 1000">
          <text:p/>
        </draw:connector>
        <draw:custom-shape draw:style-name="gr6" draw:text-style-name="P4" xml:id="id61" draw:id="id61" draw:layer="layout" svg:width="2cm" svg:height="0.4cm" svg:x="8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66" draw:start-glue-point="1" draw:end-shape="id67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52" draw:start-glue-point="1" draw:end-shape="id68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69" draw:id="id69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69" draw:end-glue-point="3" svg:d="M28600 5798h950v2h1451" svg:viewBox="0 0 2402 3">
          <text:p/>
        </draw:connector>
        <draw:custom-shape draw:style-name="gr45" draw:text-style-name="P16" xml:id="id70" draw:id="id70" draw:layer="measurelines" svg:width="1.6cm" svg:height="0.4cm" svg:x="28.601cm" svg:y="6.2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70" draw:start-glue-point="1" draw:end-shape="id71" draw:end-glue-point="3" svg:d="M30201 6400h400v-200h400" svg:viewBox="0 0 801 201">
          <text:p/>
        </draw:connector>
        <draw:custom-shape draw:style-name="gr29" draw:text-style-name="P2" xml:id="id72" draw:id="id72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72" draw:end-glue-point="3" svg:d="M28600 5798h1050v-1998h1551" svg:viewBox="0 0 2602 1999">
          <text:p/>
        </draw:connector>
        <draw:custom-shape draw:style-name="gr29" draw:text-style-name="P2" xml:id="id73" draw:id="id73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66" draw:start-glue-point="1" draw:end-shape="id73" draw:end-glue-point="3" svg:d="M10400 5800h849v-1401h849" svg:viewBox="0 0 1699 1402">
          <text:p/>
        </draw:connector>
        <draw:custom-shape draw:style-name="gr29" draw:text-style-name="P2" xml:id="id74" draw:id="id74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61" draw:start-glue-point="1" draw:end-shape="id74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1" draw:id="id71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76" draw:id="id76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77" draw:id="id77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5" draw:id="id75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75" draw:start-glue-point="3" draw:end-shape="id76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77" draw:start-glue-point="6" draw:end-shape="id78" draw:end-glue-point="3" svg:d="M19500 9000h453v-411h452" svg:viewBox="0 0 906 412">
          <text:p/>
        </draw:connector>
        <draw:custom-shape draw:style-name="gr47" draw:text-style-name="P17" draw:layer="layout" svg:width="3.4cm" svg:height="2.8cm" svg:x="1.468cm" svg:y="4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2cm" svg:y="4.4cm">
          <text:p text:style-name="P3"><text:span text:style-name="T1">RpCp : Extd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xml:id="id81" draw:id="id81" draw:layer="layout" svg:width="2.4cm" svg:height="0.4cm" svg:x="2.468cm" svg:y="5.6cm">
          <text:p text:style-name="P18"><text:span text:style-name="T1">InpModelUri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0" draw:layer="layout" svg:width="3.2cm" svg:height="1.8cm" svg:x="1.668cm" svg:y="5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2.6cm" svg:height="0.4cm" svg:x="2.068cm" svg:y="5.2cm">
          <text:p text:style-name="P3"><text:span text:style-name="T1">Int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xml:id="id83" draw:id="id83" draw:layer="layout" svg:width="2.6cm" svg:height="0.4cm" svg:x="2.268cm" svg:y="6.4cm">
          <text:p text:style-name="P18"><text:span text:style-name="T1">OutModelUri 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xml:id="id79" draw:id="id79" draw:layer="layout" svg:width="3cm" svg:height="0.4cm" svg:x="1.868cm" svg:y="6cm">
          <text:p text:style-name="P18"><text:span text:style-name="T1">InpModelMntp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80" draw:id="id80" draw:layer="layout" svg:width="2.4cm" svg:height="0.4cm" svg:x="5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79" draw:start-glue-point="1" draw:end-shape="id80" draw:end-glue-point="3" svg:d="M4868 6200h932" svg:viewBox="0 0 933 1">
          <text:p/>
        </draw:connector>
        <draw:custom-shape draw:style-name="gr54" draw:text-style-name="P14" xml:id="id82" draw:id="id82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81" draw:start-glue-point="1" draw:end-shape="id82" draw:end-glue-point="3" svg:d="M4868 5800h932" svg:viewBox="0 0 933 1">
          <text:p/>
        </draw:connector>
        <draw:custom-shape draw:style-name="gr54" draw:text-style-name="P14" xml:id="id84" draw:id="id84" draw:layer="layout" svg:width="2.4cm" svg:height="0.4cm" svg:x="5.8cm" svg:y="6.4cm">
          <text:p text:style-name="P13"><text:span text:style-name="T1">&lt; Out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6cm" svg:x2="5.8cm" svg:y2="6.6cm" draw:start-shape="id83" draw:start-glue-point="1" draw:end-shape="id84" draw:end-glue-point="3" svg:d="M4868 66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5" draw:text-style-name="P10" xml:id="id85" draw:id="id85" draw:layer="layout" svg:width="1.6cm" svg:height="2.2cm" draw:transform="rotate (1.5707963267949) translate (20.405cm 8.79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5" draw:text-style-name="P2" draw:layer="layout" svg:width="4.6cm" svg:height="1.4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gAd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86" draw:id="id86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</text:span><text:span text:style-name="T1">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00" draw:id="id100" draw:layer="layout" svg:width="2cm" svg:height="0.4cm" svg:x="8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2" draw:id="id112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6" draw:id="id96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1" draw:id="id91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85" draw:start-glue-point="6" draw:end-shape="id86" draw:end-glue-point="3" svg:d="M22605 7994h400" svg:viewBox="0 0 401 1">
          <text:p/>
        </draw:connector>
        <draw:custom-shape draw:style-name="gr16" draw:text-style-name="P1" xml:id="id90" draw:id="id90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9" draw:id="id89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7" draw:id="id87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86" draw:start-glue-point="1" draw:end-shape="id87" draw:end-glue-point="3" svg:d="M24604 7994h798v2903h-12886v-698h501" svg:viewBox="0 0 12887 2904">
          <text:p/>
        </draw:connector>
        <draw:custom-shape draw:style-name="gr38" draw:text-style-name="P6" xml:id="id88" draw:id="id88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88" draw:start-glue-point="1" draw:end-shape="id89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90" draw:start-glue-point="6" draw:end-shape="id91" draw:end-glue-point="3" svg:d="M14298 9800h204v-1606h5903" svg:viewBox="0 0 6108 1607">
          <text:p/>
        </draw:connector>
        <draw:custom-shape draw:style-name="gr39" draw:text-style-name="P1" xml:id="id93" draw:id="id93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2" draw:id="id92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92" draw:start-glue-point="3" draw:end-shape="id86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93" draw:start-glue-point="6" draw:end-shape="id94" draw:end-glue-point="3" svg:d="M17400 9000h410v-1h409" svg:viewBox="0 0 820 2">
          <text:p/>
        </draw:connector>
        <draw:connector draw:style-name="gr9" draw:text-style-name="P5" draw:layer="layout" draw:line-skew="1.14cm" svg:x1="10.399cm" svg:y1="6.199cm" svg:x2="14.118cm" svg:y2="7.999cm" draw:start-shape="id95" draw:start-glue-point="1" svg:d="M10399 6199h3250v1800h469" svg:viewBox="0 0 3720 1801">
          <text:p/>
        </draw:connector>
        <draw:custom-shape draw:style-name="gr56" draw:text-style-name="P12" draw:layer="layout" svg:width="18.599cm" svg:height="0.444cm" svg:x="1.001cm" svg:y="1.001cm">
          <text:p text:style-name="P11"><text:span text:style-name="T3">Node DRP, ver 4 <text:s/>DES </text:span><text:span text:style-name="T3">controlled with SDC, </text:span><text:span text:style-name="T3">DES context </text:span><text:span text:style-name="T3">connecting to </text:span><text:span text:style-name="T3">controller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96" draw:start-glue-point="3" draw:end-shape="id86" draw:end-glue-point="1" svg:d="M20405 7794h-501v-1001h5098v1201h-398" svg:viewBox="0 0 5099 1202">
          <text:p/>
        </draw:connector>
        <draw:custom-shape draw:style-name="gr16" draw:text-style-name="P1" xml:id="id98" draw:id="id98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97" draw:id="id97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97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98" draw:start-glue-point="6" draw:end-shape="id99" draw:end-glue-point="3" svg:d="M14298 8000h1001v999h1000" svg:viewBox="0 0 2002 1000">
          <text:p/>
        </draw:connector>
        <draw:custom-shape draw:style-name="gr6" draw:text-style-name="P4" xml:id="id95" draw:id="id95" draw:layer="layout" svg:width="2cm" svg:height="0.4cm" svg:x="8.399cm" svg:y="5.999cm">
          <text:p text:style-name="P3"><text:span text:style-name="T1">Comp</text:span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</text:span><text:span text:style-name="T1">Name </text:span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1" draw:id="id101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02" draw:id="id102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100" draw:start-glue-point="1" draw:end-shape="id101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86" draw:start-glue-point="1" draw:end-shape="id102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</text:span><text:span text:style-name="T1">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3" draw:id="id103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103" draw:end-glue-point="3" svg:d="M28600 5798h950v2h1451" svg:viewBox="0 0 2402 3">
          <text:p/>
        </draw:connector>
        <draw:custom-shape draw:style-name="gr45" draw:text-style-name="P16" xml:id="id104" draw:id="id104" draw:layer="measurelines" svg:width="1.6cm" svg:height="0.4cm" svg:x="28.601cm" svg:y="6.2cm">
          <text:p text:style-name="P3"><text:span text:style-name="T1">Node</text:span><text:span text:style-name="T1">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104" draw:start-glue-point="1" draw:end-shape="id105" draw:end-glue-point="3" svg:d="M30201 6400h400v-200h400" svg:viewBox="0 0 801 201">
          <text:p/>
        </draw:connector>
        <draw:custom-shape draw:style-name="gr29" draw:text-style-name="P2" xml:id="id106" draw:id="id106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</text:span><text:span text:style-name="T1">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106" draw:end-glue-point="3" svg:d="M28600 5798h1050v-1998h1551" svg:viewBox="0 0 2602 1999">
          <text:p/>
        </draw:connector>
        <draw:custom-shape draw:style-name="gr29" draw:text-style-name="P2" xml:id="id107" draw:id="id107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</text:span><text:span text:style-name="T1">mp</text:span><text:span text:style-name="T1">Na</text:span><text:span text:style-name="T1">me</text:span><text:span text:style-name="T1">sD</text:span><text:span text:style-name="T1">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100" draw:start-glue-point="1" draw:end-shape="id107" draw:end-glue-point="3" svg:d="M10400 5800h849v-1401h849" svg:viewBox="0 0 1699 1402">
          <text:p/>
        </draw:connector>
        <draw:custom-shape draw:style-name="gr29" draw:text-style-name="P2" xml:id="id108" draw:id="id108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</text:span><text:span text:style-name="T1">ountD</text:span><text:span text:style-name="T1">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95" draw:start-glue-point="1" draw:end-shape="id108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</text:span><text:span text:style-name="T1">ameDb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5" draw:id="id105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110" draw:id="id110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1" draw:id="id111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4" draw:id="id94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9" draw:id="id109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109" draw:start-glue-point="3" draw:end-shape="id110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111" draw:start-glue-point="6" draw:end-shape="id112" draw:end-glue-point="3" svg:d="M19500 9000h453v-411h452" svg:viewBox="0 0 906 412">
          <text:p/>
        </draw:connector>
        <draw:custom-shape draw:style-name="gr57" draw:text-style-name="P17" draw:layer="layout" svg:width="3.4cm" svg:height="1.4cm" svg:x="1.468cm" svg:y="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468cm" svg:y="5cm">
          <text:p text:style-name="P3"><text:span text:style-name="T1">DrpCtx : DesCtxCsm</text:span></text:p>
          <draw:enhanced-geometry svg:viewBox="0 0 21600 21600" draw:type="rectangle" draw:enhanced-path="M 0 0 L 21600 0 21600 21600 0 21600 0 0 Z N"/>
        </draw:custom-shape>
        <draw:custom-shape draw:style-name="gr58" draw:text-style-name="P19" xml:id="id115" draw:id="id115" draw:layer="layout" svg:width="2.468cm" svg:height="0.4cm" svg:x="2.4cm" svg:y="5.6cm">
          <text:p text:style-name="P18"><text:span text:style-name="T1">Mo</text:span><text:span text:style-name="T1">del</text:span><text:span text:style-name="T1">Mn</text:span><text:span text:style-name="T1">tp 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xml:id="id113" draw:id="id113" draw:layer="layout" svg:width="2.468cm" svg:height="0.4cm" svg:x="2.4cm" svg:y="6cm">
          <text:p text:style-name="P18"><text:span text:style-name="T1">Dr</text:span><text:span text:style-name="T1">pM</text:span><text:span text:style-name="T1">ag</text:span><text:span text:style-name="T1">Uri </text:span><text:span text:style-name="T1">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114" draw:id="id114" draw:layer="layout" svg:width="2.4cm" svg:height="0.4cm" svg:x="5.8cm" svg:y="6cm">
          <text:p text:style-name="P13"><text:span text:style-name="T1">&gt; </text:span><text:span text:style-name="T1">InpMagBas</text:span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113" draw:start-glue-point="1" draw:end-shape="id114" draw:end-glue-point="3" svg:d="M4868 6200h932" svg:viewBox="0 0 933 1">
          <text:p/>
        </draw:connector>
        <draw:custom-shape draw:style-name="gr54" draw:text-style-name="P14" xml:id="id116" draw:id="id116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115" draw:start-glue-point="1" draw:end-shape="id116" draw:end-glue-point="3" svg:d="M4868 58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9" draw:text-style-name="P2" draw:layer="layout" svg:width="7.6cm" svg:height="7.4cm" svg:x="3cm" svg:y="2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60" draw:text-style-name="P22" xml:id="id121" draw:id="id121" draw:layer="layout" svg:width="5.6cm" svg:height="4.2cm" svg:x="5cm" svg:y="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8cm" svg:height="0.4cm" svg:x="5cm" svg:y="2.8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17" draw:id="id117" draw:layer="layout" svg:width="4.6cm" svg:height="0.4cm" svg:x="6cm" svg:y="4.199cm">
          <text:p text:style-name="P18"><text:span text:style-name="T1">ModelViewUdp.MagOwnerLink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4.8cm" svg:height="3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4.8cm" svg:height="0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526cm" svg:height="0.4cm" svg:x="20.8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526cm" svg:height="0.4cm" svg:x="20.8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8.8cm" svg:height="8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8cm" svg:height="0.4cm" svg:x="19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18" draw:id="id118" draw:layer="layout" svg:width="4.6cm" svg:height="0.4cm" svg:x="18.6cm" svg:y="4.2cm">
          <text:p text:style-name="P13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20" draw:id="id120" draw:layer="layout" svg:width="0.8cm" svg:height="0.4cm" svg:x="18.6cm" svg:y="4.6cm">
          <text:p text:style-name="P13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6cm" svg:y1="4.399cm" svg:x2="18.6cm" svg:y2="4.4cm" draw:start-shape="id117" draw:start-glue-point="1" draw:end-shape="id118" draw:end-glue-point="3" svg:d="M10600 4399h4000v1h4000" svg:viewBox="0 0 8001 2">
          <text:p/>
        </draw:connector>
        <draw:custom-shape draw:style-name="gr62" draw:text-style-name="P19" xml:id="id119" draw:id="id119" draw:layer="layout" svg:width="4.6cm" svg:height="0.4cm" svg:x="6cm" svg:y="4.6cm">
          <text:p text:style-name="P18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6cm" svg:y1="4.8cm" svg:x2="18.6cm" svg:y2="4.8cm" draw:start-shape="id119" draw:start-glue-point="1" draw:end-shape="id120" draw:end-glue-point="3" svg:d="M10600 4800h8000" svg:viewBox="0 0 8001 1">
          <text:p/>
        </draw:connector>
        <draw:connector draw:style-name="gr9" draw:text-style-name="P5" draw:layer="layout" svg:x1="10.6cm" svg:y1="7.7cm" svg:x2="18.6cm" svg:y2="7.7cm" draw:start-shape="id121" draw:start-glue-point="1" draw:end-shape="id122" draw:end-glue-point="3" svg:d="M10600 7700h8000" svg:viewBox="0 0 8001 1">
          <text:p/>
        </draw:connector>
        <draw:custom-shape draw:style-name="gr68" draw:text-style-name="P2" xml:id="id122" draw:id="id122" draw:layer="layout" svg:width="5.6cm" svg:height="4.2cm" svg:x="18.6cm" svg:y="5.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4cm" svg:height="3.2cm" svg:x="19cm" svg:y="6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19.399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9" draw:layer="layout" svg:width="2.6cm" svg:height="0.4cm" svg:x="19.399cm" svg:y="6.8cm">
          <text:p text:style-name="P18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0" draw:text-style-name="P19" draw:layer="layout" svg:width="2.6cm" svg:height="0.4cm" svg:x="19.399cm" svg:y="7.2cm">
          <text:p text:style-name="P18"><text:span text:style-name="T1">MutRm</text:span><text:span text:style-name="T1">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9" draw:layer="layout" svg:width="2.6cm" svg:height="0.4cm" svg:x="19.399cm" svg:y="7.6cm">
          <text:p text:style-name="P18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draw:layer="layout" svg:width="4cm" svg:height="0.4cm" svg:x="19cm" svg:y="5.6cm">
          <text:p text:style-name="P3"><text:span text:style-name="T1">VrvCp : </text:span><text:span text:style-name="T1">AvrMdl2.VrVie</text:span><text:span text:style-name="T1">w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9" draw:layer="layout" svg:width="2.6cm" svg:height="0.4cm" svg:x="19.399cm" svg:y="8cm">
          <text:p text:style-name="P18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2" draw:layer="layout" svg:width="4cm" svg:height="3.2cm" svg:x="6.2cm" svg:y="6.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3" draw:layer="layout" svg:width="1.599cm" svg:height="0.4cm" svg:x="8.601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4" draw:layer="layout" svg:width="2.6cm" svg:height="0.4cm" svg:x="7.2cm" svg:y="6.8cm">
          <text:p text:style-name="P18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4" draw:text-style-name="P24" draw:layer="layout" svg:width="2.6cm" svg:height="0.4cm" svg:x="7.2cm" svg:y="7.2cm">
          <text:p text:style-name="P18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4" draw:layer="layout" svg:width="2.6cm" svg:height="0.4cm" svg:x="7.2cm" svg:y="7.6cm">
          <text:p text:style-name="P18"><text:span text:style-name="T1">NodeSele</text:span><text:span text:style-name="T1">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3" draw:layer="layout" svg:width="3.2cm" svg:height="0.4cm" svg:x="6.8cm" svg:y="5.6cm">
          <text:p text:style-name="P3"><text:span text:style-name="T1">Ctrl</text:span><text:span text:style-name="T1">Cp : </text:span><text:span text:style-name="T1">VrC</text:span><text:span text:style-name="T1">ontr</text:span><text:span text:style-name="T1">oller</text:span><text:span text:style-name="T1">Cp</text:span></text:p>
          <draw:enhanced-geometry svg:viewBox="0 0 21600 21600" draw:type="rectangle" draw:enhanced-path="M 0 0 L 21600 0 21600 21600 0 21600 0 0 Z N"/>
        </draw:custom-shape>
        <draw:custom-shape draw:style-name="gr74" draw:text-style-name="P24" draw:layer="layout" svg:width="2.6cm" svg:height="0.4cm" svg:x="7.2cm" svg:y="8cm">
          <text:p text:style-name="P18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76" draw:text-style-name="P12" draw:layer="layout" svg:width="9.399cm" svg:height="0.444cm" svg:x="1.001cm" svg:y="1.023cm">
          <text:p text:style-name="P11"><text:span text:style-name="T3">AVR, ver 1 Controller – DRP with native 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4.3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29.2cm" svg:y="21.4cm">
          <text:p text:style-name="P25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2.6cm" svg:height="0.4cm" svg:x="29.2cm" svg:y="22cm">
          <text:p text:style-name="P25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23" draw:id="id123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8" draw:id="id128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0" draw:id="id130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123" draw:start-glue-point="6" draw:end-shape="id124" draw:end-glue-point="3" svg:d="M23081 11401h160v-1h159" svg:viewBox="0 0 320 2">
          <text:p/>
        </draw:connector>
        <draw:custom-shape draw:style-name="gr17" draw:text-style-name="P1" xml:id="id127" draw:id="id127" draw:layer="layout" svg:width="1.201cm" svg:height="1.281cm" draw:transform="rotate (1.5707963267949) translate (19.4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3" draw:id="id183" draw:layer="layout" svg:width="0.8cm" svg:height="0.4cm" svg:x="19.4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6" draw:id="id126" draw:layer="layout" svg:width="0.8cm" svg:height="0.4cm" svg:x="19.4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4cm" svg:height="0.447cm" svg:x="2cm" svg:y="9cm">
          <text:p text:style-name="P25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6" draw:layer="layout" svg:width="3cm" svg:height="0.447cm" svg:x="3.4cm" svg:y="9.6cm">
          <text:p text:style-name="P25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85" draw:text-style-name="P26" draw:layer="layout" svg:width="4cm" svg:height="0.447cm" svg:x="2.4cm" svg:y="10.2cm">
          <text:p text:style-name="P25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33" draw:id="id133" draw:layer="layout" svg:width="1.2cm" svg:height="0.4cm" svg:x="17.4cm" svg:y="14.3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" xml:id="id170" draw:id="id170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5" draw:id="id125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499cm" svg:x1="24.119cm" svg:y1="6.81cm" svg:x2="19.4cm" svg:y2="11cm" draw:start-shape="id125" draw:start-glue-point="1" draw:end-shape="id126" draw:end-glue-point="3" svg:d="M24119 6810h501v2195h-6220v1995h1000" svg:viewBox="0 0 6221 4191">
          <text:p/>
        </draw:connector>
        <draw:connector draw:style-name="gr9" draw:text-style-name="P5" draw:layer="layout" svg:x1="20.681cm" svg:y1="10.601cm" svg:x2="21.8cm" svg:y2="11.2cm" draw:start-shape="id127" draw:start-glue-point="6" draw:end-shape="id128" draw:end-glue-point="3" svg:d="M20681 10601h560v599h559" svg:viewBox="0 0 1120 600">
          <text:p/>
        </draw:connector>
        <draw:custom-shape draw:style-name="gr89" draw:text-style-name="P4" xml:id="id180" draw:id="id180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6cm" svg:y1="12.401cm" svg:x2="21.8cm" svg:y2="11.6cm" draw:start-shape="id129" draw:start-glue-point="6" draw:end-shape="id130" draw:end-glue-point="3" svg:d="M20600 12401h601v-801h599" svg:viewBox="0 0 1201 802">
          <text:p/>
        </draw:connector>
        <draw:custom-shape draw:style-name="gr12" draw:text-style-name="P4" xml:id="id132" draw:id="id132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1" draw:id="id131" draw:layer="layout" svg:width="1.201cm" svg:height="1.281cm" draw:transform="rotate (1.5707963267949) translate (19.4cm 14.7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3.50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4" draw:id="id184" draw:layer="layout" svg:width="0.8cm" svg:height="0.4cm" svg:x="19.4cm" svg:y="13.9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4" draw:id="id134" draw:layer="layout" svg:width="0.8cm" svg:height="0.4cm" svg:x="19.4cm" svg:y="14.3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681cm" svg:y1="14.111cm" svg:x2="21.8cm" svg:y2="12cm" draw:start-shape="id131" draw:start-glue-point="6" draw:end-shape="id132" draw:end-glue-point="3" svg:d="M20681 14111h860v-2111h259" svg:viewBox="0 0 1120 2112">
          <text:p/>
        </draw:connector>
        <draw:connector draw:style-name="gr9" draw:text-style-name="P5" draw:layer="layout" svg:x1="18.6cm" svg:y1="14.509cm" svg:x2="19.4cm" svg:y2="14.51cm" draw:start-shape="id133" draw:start-glue-point="1" draw:end-shape="id134" draw:end-glue-point="3" svg:d="M18600 14509h400v1h400" svg:viewBox="0 0 801 2">
          <text:p/>
        </draw:connector>
        <draw:custom-shape draw:style-name="gr90" draw:text-style-name="P10" xml:id="id135" draw:id="id135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7" draw:id="id137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9" draw:id="id139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8" draw:id="id158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35" draw:start-glue-point="6" draw:end-shape="id125" draw:end-glue-point="3" svg:d="M21200 6806h460v4h459" svg:viewBox="0 0 920 5">
          <text:p/>
        </draw:connector>
        <draw:custom-shape draw:style-name="gr89" draw:text-style-name="P19" xml:id="id136" draw:id="id136" draw:layer="layout" svg:width="2.732cm" svg:height="0.4cm" svg:x="3.668cm" svg:y="12.397cm">
          <text:p text:style-name="P18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36" draw:start-glue-point="1" draw:end-shape="id137" draw:end-glue-point="3" svg:d="M6400 12597h5541v-5197h7178" svg:viewBox="0 0 12720 5198">
          <text:p/>
        </draw:connector>
        <draw:custom-shape draw:style-name="gr15" draw:text-style-name="P10" xml:id="id138" draw:id="id138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1" draw:id="id141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6" draw:id="id146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6" draw:id="id156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38" draw:start-glue-point="6" draw:end-shape="id139" draw:end-glue-point="3" svg:d="M18000 4609h560v1996h559" svg:viewBox="0 0 1120 1997">
          <text:p/>
        </draw:connector>
        <draw:custom-shape draw:style-name="gr17" draw:text-style-name="P1" xml:id="id140" draw:id="id140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3" draw:id="id143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4" draw:id="id144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40" draw:start-glue-point="6" draw:end-shape="id141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2" draw:id="id142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42" draw:start-glue-point="1" draw:end-shape="id143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44" draw:start-glue-point="3" draw:end-shape="id125" draw:end-glue-point="1" svg:d="M13119 6205h-501v2195h12002v-1590h-501" svg:viewBox="0 0 12003 2196">
          <text:p/>
        </draw:connector>
        <draw:custom-shape draw:style-name="gr15" draw:text-style-name="P10" xml:id="id145" draw:id="id145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2" draw:id="id152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8" draw:id="id148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53" draw:id="id153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45" draw:start-glue-point="6" draw:end-shape="id146" draw:end-glue-point="3" svg:d="M14400 3000h701v1409h699" svg:viewBox="0 0 1401 1410">
          <text:p/>
        </draw:connector>
        <draw:custom-shape draw:style-name="gr89" draw:text-style-name="P19" xml:id="id147" draw:id="id147" draw:layer="layout" svg:width="2.732cm" svg:height="0.4cm" svg:x="3.668cm" svg:y="12cm">
          <text:p text:style-name="P18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47" draw:start-glue-point="1" draw:end-shape="id148" draw:end-glue-point="3" svg:d="M6400 12200h900v-9400h4900" svg:viewBox="0 0 5801 9401">
          <text:p/>
        </draw:connector>
        <draw:custom-shape draw:style-name="gr17" draw:text-style-name="P1" xml:id="id151" draw:id="id151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0" draw:id="id150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4" draw:id="id154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9" draw:id="id149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49" draw:start-glue-point="1" draw:end-shape="id150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51" draw:start-glue-point="6" draw:end-shape="id152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53" draw:start-glue-point="3" draw:end-shape="id125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47" draw:start-glue-point="1" draw:end-shape="id154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57" draw:id="id157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55" draw:start-glue-point="1" draw:end-shape="id156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57" draw:start-glue-point="1" draw:end-shape="id158" draw:end-glue-point="3" svg:d="M17400 7000h860v5h859" svg:viewBox="0 0 1720 6">
          <text:p/>
        </draw:connector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155" draw:id="id155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7" xml:id="id124" draw:id="id124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94" draw:text-style-name="P19" xml:id="id159" draw:id="id159" draw:layer="layout" svg:width="2cm" svg:height="0.4cm" svg:x="4.4cm" svg:y="14cm">
          <text:p text:style-name="P18"><text:span text:style-name="T1">DrpCrea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.2cm" svg:x2="9.599cm" svg:y2="17cm" draw:start-shape="id159" draw:start-glue-point="1" draw:end-shape="id160" draw:end-glue-point="3" svg:d="M6400 14200h1600v2800h1599" svg:viewBox="0 0 3200 2801">
          <text:p/>
        </draw:connector>
        <draw:custom-shape draw:style-name="gr15" draw:text-style-name="P10" xml:id="id185" draw:id="id185" draw:layer="layout" svg:width="1.6cm" svg:height="2.2cm" draw:transform="rotate (1.5707963267949) translate (19.2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7" draw:id="id167" draw:layer="layout" svg:width="0.954cm" svg:height="0.4cm" svg:x="19.2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2" draw:id="id162" draw:layer="layout" svg:width="0.954cm" svg:height="0.4cm" svg:x="19.2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4" draw:id="id164" draw:layer="layout" svg:width="0.954cm" svg:height="0.4cm" svg:x="19.2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61" draw:id="id161" draw:layer="layout" svg:width="1.2cm" svg:height="0.4cm" svg:x="17.4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6.6cm" svg:x2="19.2cm" svg:y2="16.6cm" draw:start-shape="id161" draw:start-glue-point="1" draw:end-shape="id162" draw:end-glue-point="3" svg:d="M18600 16600h600" svg:viewBox="0 0 601 1">
          <text:p/>
        </draw:connector>
        <draw:connector draw:style-name="gr9" draw:text-style-name="P5" draw:layer="layout" svg:x1="17.2cm" svg:y1="17cm" svg:x2="19.2cm" svg:y2="17cm" draw:start-shape="id163" draw:start-glue-point="7" draw:end-shape="id164" draw:end-glue-point="3" svg:d="M17200 17000h2000" svg:viewBox="0 0 2001 1">
          <text:p/>
        </draw:connector>
        <draw:custom-shape draw:style-name="gr95" draw:text-style-name="P29" xml:id="id163" draw:id="id163" draw:layer="layout" svg:width="1.4cm" svg:height="0.4cm" svg:x="15.8cm" svg:y="16.8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xml:id="id165" draw:id="id165" draw:layer="layout" svg:width="1.4cm" svg:height="0.4cm" svg:x="25.4cm" svg:y="6.6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25" draw:start-glue-point="1" draw:end-shape="id165" draw:end-glue-point="5" svg:d="M24119 6810h641v-10h640" svg:viewBox="0 0 1282 11">
          <text:p/>
        </draw:connector>
        <draw:custom-shape draw:style-name="gr93" draw:text-style-name="P27" xml:id="id166" draw:id="id166" draw:layer="layout" svg:width="2cm" svg:height="0.8cm" svg:x="15.4cm" svg:y="17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7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7.6cm">
          <text:p text:style-name="P3"><text:span text:style-name="T1">DelayMd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4cm" svg:y1="18cm" svg:x2="19.2cm" svg:y2="17.395cm" draw:start-shape="id166" draw:start-glue-point="1" draw:end-shape="id167" draw:end-glue-point="3" svg:d="M17400 18000h900v-605h900" svg:viewBox="0 0 1801 606">
          <text:p/>
        </draw:connector>
        <draw:connector draw:style-name="gr9" draw:text-style-name="P5" draw:layer="layout" svg:x1="14.479cm" svg:y1="18cm" svg:x2="15.4cm" svg:y2="18cm" draw:start-shape="id168" draw:start-glue-point="1" draw:end-shape="id166" draw:end-glue-point="3" svg:d="M14479 18000h921" svg:viewBox="0 0 922 1">
          <text:p/>
        </draw:connector>
        <draw:connector draw:style-name="gr9" draw:text-style-name="P5" draw:layer="layout" svg:x1="10.799cm" svg:y1="17cm" svg:x2="13.2cm" svg:y2="18cm" draw:start-shape="id169" draw:start-glue-point="6" draw:end-shape="id168" draw:end-glue-point="3" svg:d="M10799 17000h1201v1000h1200" svg:viewBox="0 0 2402 1001">
          <text:p/>
        </draw:connector>
        <draw:custom-shape draw:style-name="gr96" draw:text-style-name="P27" xml:id="id168" draw:id="id168" draw:layer="layout" svg:width="1.279cm" svg:height="0.8cm" svg:x="13.2cm" svg:y="17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8cm" svg:y="1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8cm" svg:y="17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4cm" svg:y="17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95" draw:text-style-name="P29" draw:layer="layout" svg:width="1.4cm" svg:height="0.4cm" svg:x="15.801cm" svg:y="16.801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8.201cm" svg:y2="11cm" draw:start-shape="id170" draw:start-glue-point="1" draw:end-shape="id171" draw:end-glue-point="5" svg:d="M6400 11000h1801" svg:viewBox="0 0 1802 1">
          <text:p/>
        </draw:connector>
        <draw:custom-shape draw:style-name="gr98" draw:text-style-name="P1" xml:id="id169" draw:id="id169" draw:layer="layout" svg:width="1.201cm" svg:height="1.2cm" draw:transform="rotate (1.5707963267949) translate (9.599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599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0" draw:id="id160" draw:layer="layout" svg:width="0.8cm" svg:height="0.4cm" svg:x="9.599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3" draw:id="id173" draw:layer="layout" svg:width="0.8cm" svg:height="0.4cm" svg:x="9.599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2" draw:id="id172" draw:layer="layout" svg:width="1.2cm" svg:height="0.4cm" svg:x="7.8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cm" svg:y1="17.4cm" svg:x2="9.599cm" svg:y2="17.4cm" draw:start-shape="id172" draw:start-glue-point="1" draw:end-shape="id173" draw:end-glue-point="3" svg:d="M9000 17400h599" svg:viewBox="0 0 600 1">
          <text:p/>
        </draw:connector>
        <draw:custom-shape draw:style-name="gr98" draw:text-style-name="P1" xml:id="id187" draw:id="id187" draw:layer="layout" svg:width="1.201cm" svg:height="1.2cm" draw:transform="rotate (1.5707963267949) translate (9.6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6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9.6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5" draw:id="id175" draw:layer="layout" svg:width="0.8cm" svg:height="0.4cm" svg:x="9.6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01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4" draw:id="id174" draw:layer="layout" svg:width="1.2cm" svg:height="0.4cm" svg:x="7.801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001cm" svg:y1="17.4cm" svg:x2="9.6cm" svg:y2="17.4cm" draw:start-shape="id174" draw:start-glue-point="1" draw:end-shape="id175" draw:end-glue-point="3" svg:d="M9001 17400h599" svg:viewBox="0 0 600 1">
          <text:p/>
        </draw:connector>
        <draw:custom-shape draw:style-name="gr98" draw:text-style-name="P1" draw:layer="layout" svg:width="1.201cm" svg:height="1.2cm" draw:transform="rotate (1.5707963267949) translate (19.399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399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9.399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7" draw:id="id177" draw:layer="layout" svg:width="0.8cm" svg:height="0.4cm" svg:x="19.399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399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6" draw:id="id176" draw:layer="layout" svg:width="1.2cm" svg:height="0.4cm" svg:x="17.399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599cm" svg:y1="12.801cm" svg:x2="19.399cm" svg:y2="12.801cm" draw:start-shape="id176" draw:start-glue-point="1" draw:end-shape="id177" draw:end-glue-point="3" svg:d="M18599 12801h800" svg:viewBox="0 0 801 1">
          <text:p/>
        </draw:connector>
        <draw:custom-shape draw:style-name="gr98" draw:text-style-name="P1" xml:id="id129" draw:id="id129" draw:layer="layout" svg:width="1.201cm" svg:height="1.2cm" draw:transform="rotate (1.5707963267949) translate (19.4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1" draw:id="id181" draw:layer="layout" svg:width="0.8cm" svg:height="0.4cm" svg:x="19.4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9" draw:id="id179" draw:layer="layout" svg:width="0.8cm" svg:height="0.4cm" svg:x="19.4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8" draw:id="id178" draw:layer="layout" svg:width="1.2cm" svg:height="0.4cm" svg:x="17.4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2.801cm" svg:x2="19.4cm" svg:y2="12.801cm" draw:start-shape="id178" draw:start-glue-point="1" draw:end-shape="id179" draw:end-glue-point="3" svg:d="M18600 12801h800" svg:viewBox="0 0 801 1">
          <text:p/>
        </draw:connector>
        <draw:connector draw:style-name="gr9" draw:text-style-name="P5" draw:layer="layout" svg:x1="6.4cm" svg:y1="13cm" svg:x2="19.4cm" svg:y2="12.401cm" draw:start-shape="id180" draw:start-glue-point="1" draw:end-shape="id181" draw:end-glue-point="3" svg:d="M6400 13000h6500v-599h6500" svg:viewBox="0 0 13001 600">
          <text:p/>
        </draw:connector>
        <draw:custom-shape draw:style-name="gr86" draw:text-style-name="P4" xml:id="id182" draw:id="id182" draw:layer="layout" svg:width="2.2cm" svg:height="0.4cm" svg:x="4.2cm" svg:y="11.2cm">
          <text:p text:style-name="P3"><text:span text:style-name="T1">Out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2.9cm" svg:x1="6.4cm" svg:y1="11.4cm" svg:x2="19.4cm" svg:y2="10.6cm" draw:start-shape="id182" draw:start-glue-point="1" draw:end-shape="id183" draw:end-glue-point="3" svg:d="M6400 11400h9400v-800h3600" svg:viewBox="0 0 13001 801">
          <text:p/>
        </draw:connector>
        <draw:connector draw:style-name="gr9" draw:text-style-name="P5" draw:layer="layout" draw:line-skew="2.9cm" svg:x1="6.4cm" svg:y1="11.4cm" svg:x2="19.4cm" svg:y2="14.11cm" draw:start-shape="id182" draw:start-glue-point="1" draw:end-shape="id184" draw:end-glue-point="3" svg:d="M6400 11400h9400v2710h3600" svg:viewBox="0 0 13001 2711">
          <text:p/>
        </draw:connector>
        <draw:connector draw:style-name="gr9" draw:text-style-name="P5" draw:layer="layout" svg:x1="21.4cm" svg:y1="16.8cm" svg:x2="22.401cm" svg:y2="16.8cm" draw:start-shape="id185" draw:start-glue-point="6" draw:end-shape="id186" draw:end-glue-point="5" svg:d="M21400 16800h1001" svg:viewBox="0 0 1002 1">
          <text:p/>
        </draw:connector>
        <draw:custom-shape draw:style-name="gr95" draw:text-style-name="P29" draw:layer="layout" svg:width="1.4cm" svg:height="0.4cm" svg:x="22.4cm" svg:y="16.599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29" xml:id="id186" draw:id="id186" draw:layer="layout" svg:width="1.999cm" svg:height="0.4cm" svg:x="22.401cm" svg:y="16.6cm">
          <text:p text:style-name="P28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draw:layer="layout" svg:width="1.4cm" svg:height="0.4cm" svg:x="8.2cm" svg:y="10.799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29" xml:id="id171" draw:id="id171" draw:layer="layout" svg:width="1.999cm" svg:height="0.4cm" svg:x="8.201cm" svg:y="10.8cm">
          <text:p text:style-name="P28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53" draw:text-style-name="P19" xml:id="id193" draw:id="id193" draw:layer="layout" svg:width="3cm" svg:height="0.4cm" svg:x="3.4cm" svg:y="13.6cm">
          <text:p text:style-name="P18"><text:span text:style-name="T1">MutAddWidget &l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94" draw:id="id194" draw:layer="layout" svg:width="1.6cm" svg:height="2.2cm" draw:transform="rotate (1.5707963267949) translate (12.602cm 1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667cm" svg:y="14.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8" draw:id="id188" draw:layer="layout" svg:width="0.954cm" svg:height="0.4cm" svg:x="12.602cm" svg:y="15.5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2" draw:id="id192" draw:layer="layout" svg:width="0.954cm" svg:height="0.4cm" svg:x="12.602cm" svg:y="14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0" draw:id="id190" draw:layer="layout" svg:width="0.954cm" svg:height="0.4cm" svg:x="12.602cm" svg:y="15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8cm" svg:y1="17cm" svg:x2="12.602cm" svg:y2="15.795cm" draw:start-shape="id187" draw:start-glue-point="6" draw:end-shape="id188" draw:end-glue-point="3" svg:d="M10800 17000h902v-1205h900" svg:viewBox="0 0 1803 1206">
          <text:p/>
        </draw:connector>
        <draw:custom-shape draw:style-name="gr10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4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xml:id="id189" draw:id="id189" draw:layer="layout" svg:width="2.398cm" svg:height="0.4cm" svg:x="8.604cm" svg:y="15.2cm">
          <text:p text:style-name="P3"><text:span text:style-name="T1">MUT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5.4cm" svg:x2="12.602cm" svg:y2="15.4cm" draw:start-shape="id189" draw:start-glue-point="1" draw:end-shape="id190" draw:end-glue-point="3" svg:d="M11002 15400h1600" svg:viewBox="0 0 1601 1">
          <text:p/>
        </draw:connector>
        <draw:custom-shape draw:style-name="gr10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4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xml:id="id191" draw:id="id191" draw:layer="layout" svg:width="2.398cm" svg:height="0.4cm" svg:x="8.604cm" svg:y="14.51cm">
          <text:p text:style-name="P3"><text:span text:style-name="T1">MUT Node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4.71cm" svg:x2="12.602cm" svg:y2="15cm" draw:start-shape="id191" draw:start-glue-point="1" draw:end-shape="id192" draw:end-glue-point="3" svg:d="M11002 14710h800v290h800" svg:viewBox="0 0 1601 291">
          <text:p/>
        </draw:connector>
        <draw:connector draw:style-name="gr9" draw:text-style-name="P5" draw:layer="layout" svg:x1="6.4cm" svg:y1="13.8cm" svg:x2="14.802cm" svg:y2="15.2cm" draw:start-shape="id193" draw:start-glue-point="1" draw:end-shape="id194" draw:end-glue-point="6" svg:d="M6400 13800h8904v1400h-502" svg:viewBox="0 0 8905 1401">
          <text:p/>
        </draw:connector>
      </draw:page>
      <draw:page draw:name="page7" draw:style-name="dp1" draw:master-page-name="Default">
        <draw:custom-shape draw:style-name="gr102" draw:text-style-name="P12" draw:layer="layout" svg:width="8.399cm" svg:height="0.444cm" svg:x="1.001cm" svg:y="1.023cm">
          <text:p text:style-name="P11"><text:span text:style-name="T3">AVR, ver 2 Controller – DRP is 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6" draw:layer="layout" svg:width="2.4cm" svg:height="0.447cm" svg:x="29.2cm" svg:y="21.4cm">
          <text:p text:style-name="P25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104" draw:text-style-name="P26" draw:layer="layout" svg:width="2.6cm" svg:height="0.4cm" svg:x="29.2cm" svg:y="22cm">
          <text:p text:style-name="P25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95" draw:id="id195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2" draw:id="id202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6" draw:id="id206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195" draw:start-glue-point="6" draw:end-shape="id196" draw:end-glue-point="3" svg:d="M22481 11402h160v-1h159" svg:viewBox="0 0 320 2">
          <text:p/>
        </draw:connector>
        <draw:custom-shape draw:style-name="gr17" draw:text-style-name="P1" xml:id="id201" draw:id="id201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8" draw:id="id198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0" draw:id="id200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6" draw:layer="layout" svg:width="4cm" svg:height="0.447cm" svg:x="2cm" svg:y="9cm">
          <text:p text:style-name="P25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6" draw:layer="layout" svg:width="3cm" svg:height="0.447cm" svg:x="3.4cm" svg:y="9.6cm">
          <text:p text:style-name="P25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07" draw:text-style-name="P26" draw:layer="layout" svg:width="4cm" svg:height="0.447cm" svg:x="2.4cm" svg:y="10.2cm">
          <text:p text:style-name="P25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09" draw:id="id209" draw:layer="layout" svg:width="1.2cm" svg:height="0.4cm" svg:x="17.2cm" svg:y="12.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xml:id="id245" draw:id="id245" draw:layer="layout" svg:width="2.4cm" svg:height="0.4cm" svg:x="4cm" svg:y="10.8cm">
          <text:p text:style-name="P3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197" draw:start-glue-point="1" draw:end-shape="id198" draw:end-glue-point="3" svg:d="M6400 11400h6400v-800h6400" svg:viewBox="0 0 12801 801">
          <text:p/>
        </draw:connector>
        <draw:custom-shape draw:style-name="gr4" draw:text-style-name="P2" xml:id="id199" draw:id="id199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199" draw:start-glue-point="1" draw:end-shape="id200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201" draw:start-glue-point="6" draw:end-shape="id202" draw:end-glue-point="3" svg:d="M20481 10601h360v600h359" svg:viewBox="0 0 720 601">
          <text:p/>
        </draw:connector>
        <draw:custom-shape draw:style-name="gr89" draw:text-style-name="P4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203" draw:start-glue-point="5" draw:end-shape="id204" draw:end-glue-point="1" svg:d="M27402 16802h-402v-2h-401" svg:viewBox="0 0 804 3">
          <text:p/>
        </draw:connector>
        <draw:connector draw:style-name="gr9" draw:text-style-name="P5" draw:layer="layout" draw:line-skew="-1.4cm" svg:x1="15.2cm" svg:y1="16.8cm" svg:x2="21.2cm" svg:y2="11.601cm" draw:start-shape="id205" draw:start-glue-point="1" draw:end-shape="id206" draw:end-glue-point="3" svg:d="M15200 16800h1600v-5199h4400" svg:viewBox="0 0 6001 5200">
          <text:p/>
        </draw:connector>
        <draw:custom-shape draw:style-name="gr12" draw:text-style-name="P4" xml:id="id208" draw:id="id208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207" draw:id="id207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1" draw:id="id211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0" draw:id="id210" draw:layer="layout" svg:width="0.8cm" svg:height="0.4cm" svg:x="19.2cm" svg:y="12.8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207" draw:start-glue-point="6" draw:end-shape="id208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209" draw:start-glue-point="1" draw:end-shape="id210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197" draw:start-glue-point="1" draw:end-shape="id211" draw:end-glue-point="3" svg:d="M6400 11400h6400v1201h6400" svg:viewBox="0 0 12801 1202">
          <text:p/>
        </draw:connector>
        <draw:custom-shape draw:style-name="gr90" draw:text-style-name="P10" xml:id="id212" draw:id="id212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4" draw:id="id214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6" draw:id="id216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5" draw:id="id235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212" draw:start-glue-point="6" draw:end-shape="id199" draw:end-glue-point="3" svg:d="M21200 6806h460v4h459" svg:viewBox="0 0 920 5">
          <text:p/>
        </draw:connector>
        <draw:custom-shape draw:style-name="gr89" draw:text-style-name="P19" xml:id="id213" draw:id="id213" draw:layer="layout" svg:width="2.732cm" svg:height="0.4cm" svg:x="3.668cm" svg:y="12.397cm">
          <text:p text:style-name="P18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213" draw:start-glue-point="1" draw:end-shape="id214" draw:end-glue-point="3" svg:d="M6400 12597h5541v-5197h7178" svg:viewBox="0 0 12720 5198">
          <text:p/>
        </draw:connector>
        <draw:custom-shape draw:style-name="gr15" draw:text-style-name="P10" xml:id="id215" draw:id="id215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8" draw:id="id218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3" draw:id="id223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3" draw:id="id233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215" draw:start-glue-point="6" draw:end-shape="id216" draw:end-glue-point="3" svg:d="M18000 4609h560v1996h559" svg:viewBox="0 0 1120 1997">
          <text:p/>
        </draw:connector>
        <draw:custom-shape draw:style-name="gr17" draw:text-style-name="P1" xml:id="id217" draw:id="id217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0" draw:id="id220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1" draw:id="id221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217" draw:start-glue-point="6" draw:end-shape="id218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19" draw:id="id219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219" draw:start-glue-point="1" draw:end-shape="id220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221" draw:start-glue-point="3" draw:end-shape="id199" draw:end-glue-point="1" svg:d="M13119 6205h-501v2195h12002v-1590h-501" svg:viewBox="0 0 12003 2196">
          <text:p/>
        </draw:connector>
        <draw:custom-shape draw:style-name="gr15" draw:text-style-name="P10" xml:id="id222" draw:id="id222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9" draw:id="id229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5" draw:id="id225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30" draw:id="id230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222" draw:start-glue-point="6" draw:end-shape="id223" draw:end-glue-point="3" svg:d="M14400 3000h701v1409h699" svg:viewBox="0 0 1401 1410">
          <text:p/>
        </draw:connector>
        <draw:custom-shape draw:style-name="gr89" draw:text-style-name="P19" xml:id="id224" draw:id="id224" draw:layer="layout" svg:width="2.732cm" svg:height="0.4cm" svg:x="3.668cm" svg:y="12cm">
          <text:p text:style-name="P18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224" draw:start-glue-point="1" draw:end-shape="id225" draw:end-glue-point="3" svg:d="M6400 12200h900v-9400h4900" svg:viewBox="0 0 5801 9401">
          <text:p/>
        </draw:connector>
        <draw:custom-shape draw:style-name="gr17" draw:text-style-name="P1" xml:id="id228" draw:id="id228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7" draw:id="id227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1" draw:id="id231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26" draw:id="id226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226" draw:start-glue-point="1" draw:end-shape="id227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228" draw:start-glue-point="6" draw:end-shape="id229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230" draw:start-glue-point="3" draw:end-shape="id199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224" draw:start-glue-point="1" draw:end-shape="id231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34" draw:id="id234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32" draw:start-glue-point="1" draw:end-shape="id233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34" draw:start-glue-point="1" draw:end-shape="id235" draw:end-glue-point="3" svg:d="M17400 7000h860v5h859" svg:viewBox="0 0 1720 6">
          <text:p/>
        </draw:connector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232" draw:id="id232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7" xml:id="id196" draw:id="id196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4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0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8" draw:text-style-name="P4" xml:id="id236" draw:id="id236" draw:layer="layout" svg:width="4.6cm" svg:height="0.4cm" svg:x="1.8cm" svg:y="13.8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7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9" xml:id="id205" draw:id="id205" draw:layer="layout" svg:width="1.2cm" svg:height="0.4cm" svg:x="14cm" svg:y="16.6cm">
          <text:p text:style-name="P18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36" draw:start-glue-point="1" draw:end-shape="id237" draw:end-glue-point="3" svg:d="M6400 14000h2400v2200h2400" svg:viewBox="0 0 4801 2201">
          <text:p/>
        </draw:connector>
        <draw:custom-shape draw:style-name="gr15" draw:text-style-name="P10" xml:id="id244" draw:id="id244" draw:layer="layout" svg:width="1.6cm" svg:height="2.2cm" draw:transform="rotate (1.5707963267949) translate (22.4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3" draw:id="id243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9" draw:id="id239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1" draw:id="id241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38" draw:id="id238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38" draw:start-glue-point="1" draw:end-shape="id239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40" draw:start-glue-point="7" draw:end-shape="id241" draw:end-glue-point="3" svg:d="M20400 17000h2000" svg:viewBox="0 0 2001 1">
          <text:p/>
        </draw:connector>
        <draw:custom-shape draw:style-name="gr95" draw:text-style-name="P29" xml:id="id240" draw:id="id240" draw:layer="layout" svg:width="1.4cm" svg:height="0.4cm" svg:x="19cm" svg:y="16.8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xml:id="id242" draw:id="id242" draw:layer="layout" svg:width="1.4cm" svg:height="0.4cm" svg:x="25.4cm" svg:y="6.6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99" draw:start-glue-point="1" draw:end-shape="id242" draw:end-glue-point="5" svg:d="M24119 6810h641v-10h640" svg:viewBox="0 0 1282 11">
          <text:p/>
        </draw:connector>
        <draw:connector draw:style-name="gr9" draw:text-style-name="P5" draw:layer="layout" draw:line-skew="-1.1cm" svg:x1="15.2cm" svg:y1="16.8cm" svg:x2="22.4cm" svg:y2="17.395cm" draw:start-shape="id205" draw:start-glue-point="1" draw:end-shape="id243" draw:end-glue-point="3" svg:d="M15200 16800h2500v595h4700" svg:viewBox="0 0 7201 596">
          <text:p/>
        </draw:connector>
        <draw:custom-shape draw:style-name="gr111" draw:text-style-name="P27" xml:id="id204" draw:id="id204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44" draw:start-glue-point="6" draw:end-shape="id204" draw:end-glue-point="3" svg:d="M24600 16800h400" svg:viewBox="0 0 401 1">
          <text:p/>
        </draw:connector>
        <draw:custom-shape draw:style-name="gr95" draw:text-style-name="P29" draw:layer="layout" svg:width="1.4cm" svg:height="0.4cm" svg:x="19.001cm" svg:y="16.801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draw:layer="layout" svg:width="1.4cm" svg:height="0.4cm" svg:x="27.401cm" svg:y="16.601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xml:id="id203" draw:id="id203" draw:layer="layout" svg:width="1.4cm" svg:height="0.4cm" svg:x="27.402cm" svg:y="16.602cm">
          <text:p text:style-name="P28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draw:layer="layout" svg:width="1.4cm" svg:height="0.4cm" svg:x="7.8cm" svg:y="10.8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xml:id="id246" draw:id="id246" draw:layer="layout" svg:width="1.4cm" svg:height="0.4cm" svg:x="7.801cm" svg:y="10.801cm">
          <text:p text:style-name="P28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45" draw:start-glue-point="1" draw:end-shape="id246" draw:end-glue-point="5" svg:d="M6400 11000h701v1h700" svg:viewBox="0 0 1402 2">
          <text:p/>
        </draw:connector>
        <draw:custom-shape draw:style-name="gr112" draw:text-style-name="P14" xml:id="id248" draw:id="id248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9" xml:id="id237" draw:id="id237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250" draw:id="id250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247" draw:id="id247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47" draw:start-glue-point="1" draw:end-shape="id248" draw:end-glue-point="3" svg:d="M10000 16600h600v200h600" svg:viewBox="0 0 1201 201">
          <text:p/>
        </draw:connector>
        <draw:custom-shape draw:style-name="gr116" draw:text-style-name="P17" xml:id="id249" draw:id="id249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49" draw:start-glue-point="1" draw:end-shape="id250" draw:end-glue-point="3" svg:d="M10000 17200h1200" svg:viewBox="0 0 1201 1">
          <text:p/>
        </draw:connector>
        <draw:custom-shape draw:style-name="gr114" draw:text-style-name="P14" xml:id="id267" draw:id="id267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cm 1.501cm" svg:x1="8.919cm" svg:y1="18.201cm" svg:x2="19.2cm" svg:y2="18.4cm" draw:start-shape="id251" draw:start-glue-point="3" draw:end-shape="id252" draw:end-glue-point="1" svg:d="M8919 18201h-501v799h11283v-600h-501" svg:viewBox="0 0 11284 800">
          <text:p/>
        </draw:connector>
        <draw:custom-shape draw:style-name="gr117" draw:text-style-name="P4" xml:id="id253" draw:id="id253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7" draw:layer="layout" svg:width="3.8cm" svg:height="1.8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9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9" draw:layer="layout" svg:width="1.156cm" svg:height="0.4cm" svg:x="13.844cm" svg:y="20.6cm">
          <text:p text:style-name="P18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259" draw:id="id259" draw:layer="layout" svg:width="1.156cm" svg:height="0.4cm" svg:x="11.2cm" svg:y="20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257" draw:id="id257" draw:layer="layout" svg:width="1.6cm" svg:height="0.4cm" svg:x="11.2cm" svg:y="21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20.2cm" draw:start-shape="id253" draw:start-glue-point="1" draw:end-shape="id254" draw:end-glue-point="3" svg:d="M6400 14400h600v5800h4200" svg:viewBox="0 0 4801 5801">
          <text:p/>
        </draw:connector>
        <draw:custom-shape draw:style-name="gr113" draw:text-style-name="P19" xml:id="id254" draw:id="id254" draw:layer="layout" svg:width="0.4cm" svg:height="0.4cm" svg:x="11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9" draw:layer="layout" svg:width="1.4cm" svg:height="0.4cm" svg:x="25.599cm" svg:y="11.2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xml:id="id255" draw:id="id255" draw:layer="layout" svg:width="1.4cm" svg:height="0.4cm" svg:x="25.6cm" svg:y="11.201cm">
          <text:p text:style-name="P28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196" draw:start-glue-point="1" draw:end-shape="id255" draw:end-glue-point="5" svg:d="M24800 11401h800" svg:viewBox="0 0 801 1">
          <text:p/>
        </draw:connector>
        <draw:custom-shape draw:style-name="gr95" draw:text-style-name="P29" draw:layer="layout" svg:width="1.4cm" svg:height="0.4cm" svg:x="8.601cm" svg:y="21.199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xml:id="id256" draw:id="id256" draw:layer="layout" svg:width="1.4cm" svg:height="0.4cm" svg:x="8.602cm" svg:y="21.2cm">
          <text:p text:style-name="P28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.4cm" svg:x2="11.2cm" svg:y2="21.2cm" draw:start-shape="id256" draw:start-glue-point="7" draw:end-shape="id257" draw:end-glue-point="3" svg:d="M10002 21400h600v-200h598" svg:viewBox="0 0 1199 201">
          <text:p/>
        </draw:connector>
        <draw:custom-shape draw:style-name="gr119" draw:text-style-name="P17" xml:id="id258" draw:id="id258" draw:layer="layout" svg:width="1.4cm" svg:height="0.4cm" svg:x="8.6cm" svg:y="20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8cm" svg:x2="11.2cm" svg:y2="20.8cm" draw:start-shape="id258" draw:start-glue-point="1" draw:end-shape="id259" draw:end-glue-point="3" svg:d="M10000 20800h1200" svg:viewBox="0 0 1201 1">
          <text:p/>
        </draw:connector>
        <draw:custom-shape draw:style-name="gr120" draw:text-style-name="P27" xml:id="id262" draw:id="id262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1.398cm" svg:height="0.4cm" svg:x="20.001cm" svg:y="23.8cm">
          <text:p text:style-name="P3"><text:span text:style-name="T1">DrpDeleted</text:span></text:p>
          <draw:enhanced-geometry svg:viewBox="0 0 21600 21600" draw:type="rectangle" draw:enhanced-path="M 0 0 L 21600 0 21600 21600 0 21600 0 0 Z N"/>
        </draw:custom-shape>
        <draw:custom-shape draw:style-name="gr120" draw:text-style-name="P27" xml:id="id261" draw:id="id261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draw:layer="layout" svg:width="1.199cm" svg:height="0.4cm" svg:x="20.001cm" svg:y="26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1.398cm" svg:height="0.4cm" svg:x="20.001cm" svg:y="26.4cm">
          <text:p text:style-name="P3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9" draw:layer="layout" svg:width="1.899cm" svg:height="0.4cm" svg:x="16.8cm" svg:y="24cm">
          <text:p text:style-name="P28"><text:span text:style-name="T4">DrpDel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3" draw:text-style-name="P29" xml:id="id264" draw:id="id264" draw:layer="layout" svg:width="2.199cm" svg:height="0.4cm" svg:x="14.001cm" svg:y="27cm">
          <text:p text:style-name="P28"><text:span text:style-name="T4">DrpCrea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60" draw:id="id260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3" draw:id="id263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5" draw:id="id265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260" draw:start-glue-point="6" draw:end-shape="id261" draw:end-glue-point="3" svg:d="M19081 26801h360v-1h359" svg:viewBox="0 0 720 2">
          <text:p/>
        </draw:connector>
        <draw:custom-shape draw:style-name="gr124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262" draw:start-glue-point="1" draw:end-shape="id263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264" draw:start-glue-point="7" draw:end-shape="id265" draw:end-glue-point="3" svg:d="M16200 27200h1600" svg:viewBox="0 0 1601 1">
          <text:p/>
        </draw:connector>
        <draw:custom-shape draw:style-name="gr94" draw:text-style-name="P19" draw:layer="layout" svg:width="2cm" svg:height="0.4cm" svg:x="13.2cm" svg:y="17cm">
          <text:p text:style-name="P18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xml:id="id197" draw:id="id197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125" draw:text-style-name="P1" xml:id="id266" draw:id="id266" draw:layer="layout" svg:width="0.801cm" svg:height="1.281cm" draw:transform="rotate (1.5707963267949) translate (8.919cm 18.4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17.6cm">
          <text:p text:style-name="P3"><text:span text:style-name="T1">: 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51" draw:id="id251" draw:layer="layout" svg:width="0.8cm" svg:height="0.4cm" svg:x="8.919cm" svg:y="18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2cm" svg:y1="18.002cm" svg:x2="11.2cm" svg:y2="17.6cm" draw:start-shape="id266" draw:start-glue-point="6" draw:end-shape="id267" draw:end-glue-point="3" svg:d="M10200 18002h500v-402h500" svg:viewBox="0 0 1001 403">
          <text:p/>
        </draw:connector>
        <draw:custom-shape draw:style-name="gr126" draw:text-style-name="P27" xml:id="id252" draw:id="id252" draw:layer="layout" svg:width="2.2cm" svg:height="0.8cm" svg:x="17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201cm" svg:y="18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1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4" draw:layer="layout" svg:width="1.799cm" svg:height="0.4cm" svg:x="17.201cm" svg:y="18cm">
          <text:p text:style-name="P3"><text:span text:style-name="T1">DrpRemov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16.8cm" svg:x2="17cm" svg:y2="18.4cm" draw:start-shape="id205" draw:start-glue-point="1" draw:end-shape="id252" draw:end-glue-point="3" svg:d="M15200 16800h900v1600h900" svg:viewBox="0 0 1801 1601">
          <text:p/>
        </draw:connector>
      </draw:page>
      <draw:page draw:name="page8" draw:style-name="dp1" draw:master-page-name="Default">
        <draw:custom-shape draw:style-name="gr128" draw:text-style-name="P12" draw:layer="layout" svg:width="11.199cm" svg:height="0.444cm" svg:x="1.001cm" svg:y="1.023cm">
          <text:p text:style-name="P11"><text:span text:style-name="T3">AVR, ver 2 1 </text:span><text:span text:style-name="T3">Controller – DRP </text:span><text:span text:style-name="T3">is DES based, </text:span><text:span text:style-name="T3">DRP context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draw:layer="layout" svg:width="2.2cm" svg:height="0.847cm" svg:x="8cm" svg:y="5.55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26" draw:layer="layout" svg:width="1.6cm" svg:height="0.447cm" svg:x="8.2cm" svg:y="5.553cm">
          <text:p text:style-name="P25"><text:span text:style-name="T1">: </text:span><text:span text:style-name="T1">DPu</text:span><text:span text:style-name="T1">lse</text:span></text:p>
          <draw:enhanced-geometry svg:viewBox="0 0 21600 21600" draw:type="rectangle" draw:enhanced-path="M 0 0 L 21600 0 21600 21600 0 21600 0 0 Z N"/>
        </draw:custom-shape>
        <draw:custom-shape draw:style-name="gr131" draw:text-style-name="P26" xml:id="id294" draw:id="id294" draw:layer="layout" svg:width="1cm" svg:height="0.4cm" svg:x="8cm" svg:y="6cm">
          <text:p text:style-name="P25"><text:span text:style-name="T1">InpD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28" draw:id="id328" draw:layer="layout" svg:width="1cm" svg:height="0.4cm" svg:x="9.2cm" svg:y="6cm">
          <text:p text:style-name="P13">Out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" xml:id="id268" draw:id="id268" draw:layer="layout" svg:width="1.6cm" svg:height="1.281cm" draw:transform="rotate (1.5707963267949) translate (20.6cm 12.6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1.0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5" draw:id="id275" draw:layer="layout" svg:width="0.8cm" svg:height="0.4cm" svg:x="20.6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9" draw:id="id279" draw:layer="layout" svg:width="0.8cm" svg:height="0.4cm" svg:x="20.6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881cm" svg:y1="11.802cm" svg:x2="22.2cm" svg:y2="11.801cm" draw:start-shape="id268" draw:start-glue-point="6" draw:end-shape="id269" draw:end-glue-point="3" svg:d="M21881 11802h160v-1h159" svg:viewBox="0 0 320 2">
          <text:p/>
        </draw:connector>
        <draw:custom-shape draw:style-name="gr17" draw:text-style-name="P1" xml:id="id274" draw:id="id274" draw:layer="layout" svg:width="1.201cm" svg:height="1.281cm" draw:transform="rotate (1.5707963267949) translate (18.6cm 11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6cm" svg:y="10.3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1" draw:id="id271" draw:layer="layout" svg:width="0.8cm" svg:height="0.4cm" svg:x="18.6cm" svg:y="10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3" draw:id="id273" draw:layer="layout" svg:width="0.8cm" svg:height="0.4cm" svg:x="18.6cm" svg:y="11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draw:layer="layout" svg:width="5cm" svg:height="5.8cm" svg:x="1.4cm" svg:y="9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6" draw:layer="layout" svg:width="4cm" svg:height="0.447cm" svg:x="2cm" svg:y="9cm">
          <text:p text:style-name="P25"><text:span text:style-name="T1">CtrlCp : </text:span><text:span text:style-name="T1">VrControlle</text:span><text:span text:style-name="T1">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4" draw:text-style-name="P14" draw:layer="layout" svg:width="4.8cm" svg:height="4.8cm" svg:x="1.6cm" svg:y="9.6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6" draw:layer="layout" svg:width="3cm" svg:height="0.447cm" svg:x="3.4cm" svg:y="9.6cm">
          <text:p text:style-name="P25"><text:span text:style-name="T1">NavCtrl : </text:span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136" draw:text-style-name="P26" draw:layer="layout" svg:width="4cm" svg:height="0.447cm" svg:x="2.4cm" svg:y="10.2cm">
          <text:p text:style-name="P25"><text:span text:style-name="T1">DrpCp : </text:span><text:span text:style-name="T1">NDrpCp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xml:id="id310" draw:id="id310" draw:layer="layout" svg:width="2.6cm" svg:height="0.4cm" svg:x="3.8cm" svg:y="10.8cm">
          <text:p text:style-name="P18"><text:span text:style-name="T1">InpModelUri </text:span><text:span text:style-name="T1">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cm -0.699cm" svg:x1="30.702cm" svg:y1="15.4cm" svg:x2="18.6cm" svg:y2="11cm" draw:start-shape="id270" draw:start-glue-point="6" draw:end-shape="id271" draw:end-glue-point="3" svg:d="M30702 15400h502v-1400h-13804v-3000h1200" svg:viewBox="0 0 13805 4401">
          <text:p/>
        </draw:connector>
        <draw:custom-shape draw:style-name="gr4" draw:text-style-name="P2" xml:id="id272" draw:id="id272" draw:layer="layout" svg:width="2cm" svg:height="0.8cm" svg:x="22.919cm" svg:y="7.40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3.119cm" svg:y="7.409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319cm" svg:y="7.809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919cm" svg:y1="7.809cm" svg:x2="18.6cm" svg:y2="11.4cm" draw:start-shape="id272" draw:start-glue-point="1" draw:end-shape="id273" draw:end-glue-point="3" svg:d="M24919 7809h501v1896h-7321v1695h501" svg:viewBox="0 0 7322 3592">
          <text:p/>
        </draw:connector>
        <draw:connector draw:style-name="gr9" draw:text-style-name="P5" draw:layer="layout" svg:x1="19.881cm" svg:y1="11.001cm" svg:x2="20.6cm" svg:y2="11.601cm" draw:start-shape="id274" draw:start-glue-point="6" draw:end-shape="id275" draw:end-glue-point="3" svg:d="M19881 11001h360v600h359" svg:viewBox="0 0 720 601">
          <text:p/>
        </draw:connector>
        <draw:connector draw:style-name="gr9" draw:text-style-name="P5" draw:layer="layout" svg:x1="28.102cm" svg:y1="15.4cm" svg:x2="25.201cm" svg:y2="15.4cm" draw:start-shape="id276" draw:start-glue-point="3" draw:end-shape="id277" draw:end-glue-point="6" svg:d="M28102 15400h-2901" svg:viewBox="0 0 2902 1">
          <text:p/>
        </draw:connector>
        <draw:connector draw:style-name="gr9" draw:text-style-name="P5" draw:layer="layout" draw:line-skew="-1.4cm" svg:x1="15.2cm" svg:y1="16.8cm" svg:x2="20.6cm" svg:y2="12.001cm" draw:start-shape="id278" draw:start-glue-point="1" draw:end-shape="id279" draw:end-glue-point="3" svg:d="M15200 16800h1300v-4799h4100" svg:viewBox="0 0 5401 4800">
          <text:p/>
        </draw:connector>
        <draw:custom-shape draw:style-name="gr12" draw:text-style-name="P4" xml:id="id281" draw:id="id281" draw:layer="layout" svg:width="0.8cm" svg:height="0.4cm" svg:x="20.6cm" svg:y="12.2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37" draw:text-style-name="P1" xml:id="id280" draw:id="id280" draw:layer="layout" svg:width="0.801cm" svg:height="1.481cm" draw:transform="rotate (1.5707963267949) translate (18.6cm 13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38" draw:text-style-name="P4" draw:layer="layout" svg:width="1.281cm" svg:height="0.4cm" svg:x="18.6cm" svg:y="12.399cm">
          <text:p text:style-name="P3"><text:span text:style-name="T1">: </text:span><text:span text:style-name="T1">Isval</text:span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82" draw:id="id282" draw:layer="layout" svg:width="0.8cm" svg:height="0.4cm" svg:x="18.6cm" svg:y="12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081cm" svg:y1="12.801cm" svg:x2="20.6cm" svg:y2="12.401cm" draw:start-shape="id280" draw:start-glue-point="6" draw:end-shape="id281" draw:end-glue-point="3" svg:d="M20081 12801h319v-400h200" svg:viewBox="0 0 520 401">
          <text:p/>
        </draw:connector>
        <draw:connector draw:style-name="gr9" draw:text-style-name="P5" draw:layer="layout" draw:line-skew="0cm 0cm -0.699cm" svg:x1="30.702cm" svg:y1="15.4cm" svg:x2="18.6cm" svg:y2="13cm" draw:start-shape="id270" draw:start-glue-point="6" draw:end-shape="id282" draw:end-glue-point="3" svg:d="M30702 15400h502v-1400h-13804v-1000h1200" svg:viewBox="0 0 13805 2401">
          <text:p/>
        </draw:connector>
        <draw:custom-shape draw:style-name="gr90" draw:text-style-name="P10" xml:id="id283" draw:id="id283" draw:layer="layout" svg:width="1.6cm" svg:height="2.081cm" draw:transform="rotate (1.5707963267949) translate (19.919cm 8.60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984cm" svg:y="7.00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5" draw:id="id285" draw:layer="layout" svg:width="0.954cm" svg:height="0.4cm" svg:x="19.919cm" svg:y="8.19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7" draw:id="id287" draw:layer="layout" svg:width="0.954cm" svg:height="0.4cm" svg:x="19.919cm" svg:y="7.40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9" draw:id="id299" draw:layer="layout" svg:width="0.954cm" svg:height="0.4cm" svg:x="19.919cm" svg:y="7.80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cm" svg:y1="7.805cm" svg:x2="22.919cm" svg:y2="7.809cm" draw:start-shape="id283" draw:start-glue-point="6" draw:end-shape="id272" draw:end-glue-point="3" svg:d="M22000 7805h460v4h459" svg:viewBox="0 0 920 5">
          <text:p/>
        </draw:connector>
        <draw:custom-shape draw:style-name="gr89" draw:text-style-name="P19" xml:id="id284" draw:id="id284" draw:layer="layout" svg:width="2.732cm" svg:height="0.4cm" svg:x="3.668cm" svg:y="12.397cm">
          <text:p text:style-name="P18"><text:span text:style-name="T1">C</text:span><text:span text:style-name="T1">m</text:span><text:span text:style-name="T1">d</text:span><text:span text:style-name="T1">U</text:span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06cm" svg:x1="6.4cm" svg:y1="12.597cm" svg:x2="19.919cm" svg:y2="8.399cm" draw:start-shape="id284" draw:start-glue-point="1" draw:end-shape="id285" draw:end-glue-point="3" svg:d="M6400 12597h6700v-4198h6819" svg:viewBox="0 0 13520 4199">
          <text:p/>
        </draw:connector>
        <draw:custom-shape draw:style-name="gr15" draw:text-style-name="P10" xml:id="id286" draw:id="id286" draw:layer="layout" svg:width="1.6cm" svg:height="2.2cm" draw:transform="rotate (1.5707963267949) translate (16.6cm 6.408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6.665cm" svg:y="4.808cm">
          <text:p text:style-name="P3"><text:span text:style-name="T1">:Switc</text:span><text:span text:style-name="T1">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9" draw:id="id289" draw:layer="layout" svg:width="0.954cm" svg:height="0.4cm" svg:x="16.6cm" svg:y="6.003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7" draw:id="id297" draw:layer="layout" svg:width="0.954cm" svg:height="0.4cm" svg:x="16.6cm" svg:y="5.20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2" draw:id="id292" draw:layer="layout" svg:width="0.954cm" svg:height="0.4cm" svg:x="16.6cm" svg:y="5.608cm">
          <text:p text:style-name="P3"><text:span text:style-name="T1">Inp</text:span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.8cm" svg:y1="5.608cm" svg:x2="19.919cm" svg:y2="7.604cm" draw:start-shape="id286" draw:start-glue-point="6" draw:end-shape="id287" draw:end-glue-point="3" svg:d="M18800 5608h560v1996h559" svg:viewBox="0 0 1120 1997">
          <text:p/>
        </draw:connector>
        <draw:custom-shape draw:style-name="gr137" draw:text-style-name="P1" xml:id="id288" draw:id="id288" draw:layer="layout" svg:width="0.801cm" svg:height="1.481cm" draw:transform="rotate (1.5707963267949) translate (14cm 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cm" svg:y="6.799cm">
          <text:p text:style-name="P3"><text:span text:style-name="T1">: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0" draw:id="id290" draw:layer="layout" svg:width="0.8cm" svg:height="0.4cm" svg:x="14cm" svg:y="7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81cm" svg:y1="7.201cm" svg:x2="16.6cm" svg:y2="6.203cm" draw:start-shape="id288" draw:start-glue-point="6" draw:end-shape="id289" draw:end-glue-point="3" svg:d="M15481 7201h560v-998h559" svg:viewBox="0 0 1120 999">
          <text:p/>
        </draw:connector>
        <draw:connector draw:style-name="gr9" draw:text-style-name="P5" draw:layer="layout" draw:line-skew="0cm 2.3cm" svg:x1="14cm" svg:y1="7.4cm" svg:x2="24.919cm" svg:y2="7.809cm" draw:start-shape="id290" draw:start-glue-point="3" draw:end-shape="id272" draw:end-glue-point="1" svg:d="M14000 7400h-501v1599h11921v-1190h-501" svg:viewBox="0 0 11922 1600">
          <text:p/>
        </draw:connector>
        <draw:custom-shape draw:style-name="gr139" draw:text-style-name="P10" xml:id="id291" draw:id="id291" draw:layer="layout" svg:width="1.2cm" svg:height="1.4cm" draw:transform="rotate (1.5707963267949) translate (14cm 6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0" draw:text-style-name="P4" draw:layer="layout" svg:width="0.935cm" svg:height="0.444cm" svg:x="14.065cm" svg:y="5.199cm">
          <text:p text:style-name="P3"><text:span text:style-name="T1">:</text:span><text:span text:style-name="T1">S</text:span><text:span text:style-name="T1">v</text:span><text:span text:style-name="T1">l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26" draw:id="id326" draw:layer="layout" svg:width="0.954cm" svg:height="0.4cm" svg:x="14cm" svg:y="5.599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95" draw:id="id295" draw:layer="layout" svg:width="0.954cm" svg:height="0.4cm" svg:x="14cm" svg:y="5.9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cm" svg:y1="5.799cm" svg:x2="16.6cm" svg:y2="5.808cm" draw:start-shape="id291" draw:start-glue-point="6" draw:end-shape="id292" draw:end-glue-point="3" svg:d="M15400 5799h600v9h600" svg:viewBox="0 0 1201 10">
          <text:p/>
        </draw:connector>
        <draw:custom-shape draw:style-name="gr89" draw:text-style-name="P19" xml:id="id293" draw:id="id293" draw:layer="layout" svg:width="2.732cm" svg:height="0.4cm" svg:x="3.668cm" svg:y="12cm">
          <text:p text:style-name="P18"><text:span text:style-name="T1">No</text:span><text:span text:style-name="T1">de</text:span><text:span text:style-name="T1">Se</text:span><text:span text:style-name="T1">lec</text:span><text:span text:style-name="T1">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1cm" svg:x1="6.4cm" svg:y1="12.2cm" svg:x2="8cm" svg:y2="6.2cm" draw:start-shape="id293" draw:start-glue-point="1" draw:end-shape="id294" draw:end-glue-point="3" svg:d="M6400 12200h900v-6000h700" svg:viewBox="0 0 1601 6001">
          <text:p/>
        </draw:connector>
        <draw:connector draw:style-name="gr9" draw:text-style-name="P5" draw:layer="layout" draw:line-skew="0cm 2.095cm" svg:x1="14cm" svg:y1="6.199cm" svg:x2="24.919cm" svg:y2="7.809cm" draw:start-shape="id295" draw:start-glue-point="3" draw:end-shape="id272" draw:end-glue-point="1" svg:d="M14000 6199h-501v2800h11921v-1190h-501" svg:viewBox="0 0 11922 2801">
          <text:p/>
        </draw:connector>
        <draw:custom-shape draw:style-name="gr4" draw:text-style-name="P2" draw:layer="layout" svg:width="2cm" svg:height="0.8cm" svg:x="17cm" svg:y="7.39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7.2cm" svg:y="7.399cm">
          <text:p text:style-name="P3"><text:span text:style-name="T1">C</text:span><text:span text:style-name="T1">u</text:span><text:span text:style-name="T1">r</text:span><text:span text:style-name="T1">s</text:span><text:span text:style-name="T1">o</text:span><text:span text:style-name="T1">r</text:span><text:span text:style-name="T1">A</text:span><text:span text:style-name="T1">d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7.7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98" draw:id="id298" draw:layer="layout" svg:width="1.4cm" svg:height="0.4cm" svg:x="17.6cm" svg:y="7.799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4.599cm" svg:x2="16.6cm" svg:y2="5.408cm" draw:start-shape="id296" draw:start-glue-point="1" draw:end-shape="id297" draw:end-glue-point="3" svg:d="M15200 4599h700v809h700" svg:viewBox="0 0 1401 810">
          <text:p/>
        </draw:connector>
        <draw:connector draw:style-name="gr9" draw:text-style-name="P5" draw:layer="layout" svg:x1="19cm" svg:y1="7.999cm" svg:x2="19.919cm" svg:y2="8.004cm" draw:start-shape="id298" draw:start-glue-point="1" draw:end-shape="id299" draw:end-glue-point="3" svg:d="M19000 7999h460v5h459" svg:viewBox="0 0 920 6">
          <text:p/>
        </draw:connector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2.4cm" svg:y="4.39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296" draw:id="id296" draw:layer="layout" svg:width="2.8cm" svg:height="0.4cm" svg:x="12.4cm" svg:y="4.399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7" xml:id="id269" draw:id="id269" draw:layer="layout" svg:width="2cm" svg:height="0.8cm" svg:x="22.2cm" svg:y="11.4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801cm">
          <text:p text:style-name="P3"><text:span text:style-name="T1">SB </text:span><text:span text:style-name="T1">fals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4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401cm">
          <text:p text:style-name="P3"><text:span text:style-name="T1">V</text:span><text:span text:style-name="T1">r</text:span><text:span text:style-name="T1">p</text:span><text:span text:style-name="T1">D</text:span><text:span text:style-name="T1">it</text:span><text:span text:style-name="T1">r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7" draw:text-style-name="P4" xml:id="id300" draw:id="id300" draw:layer="layout" svg:width="4.6cm" svg:height="0.4cm" svg:x="1.8cm" svg:y="13.2cm">
          <text:p text:style-name="P3"><text:span text:style-name="T1">Mu</text:span><text:span text:style-name="T1">tA</text:span><text:span text:style-name="T1">dd</text:span><text:span text:style-name="T1">Wi</text:span><text:span text:style-name="T1">dg</text:span><text:span text:style-name="T1">et : </text:span><text:span text:style-name="T1">Dc</text:span><text:span text:style-name="T1">Ad</text:span><text:span text:style-name="T1">d</text:span><text:span text:style-name="T1">W</text:span><text:span text:style-name="T1">dg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7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</text:span><text:span text:style-name="T1">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9" xml:id="id278" draw:id="id278" draw:layer="layout" svg:width="1.2cm" svg:height="0.4cm" svg:x="14cm" svg:y="16.6cm">
          <text:p text:style-name="P18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1cm" svg:x1="6.4cm" svg:y1="13.4cm" svg:x2="11.2cm" svg:y2="16.2cm" draw:start-shape="id300" draw:start-glue-point="1" draw:end-shape="id301" draw:end-glue-point="3" svg:d="M6400 13400h1400v2800h3400" svg:viewBox="0 0 4801 2801">
          <text:p/>
        </draw:connector>
        <draw:custom-shape draw:style-name="gr15" draw:text-style-name="P10" xml:id="id277" draw:id="id277" draw:layer="layout" svg:width="1.6cm" svg:height="2.2cm" draw:transform="rotate (1.5707963267949) translate (23.001cm 16.2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3.066cm" svg:y="14.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8" draw:id="id308" draw:layer="layout" svg:width="0.954cm" svg:height="0.4cm" svg:x="23.001cm" svg:y="15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3" draw:id="id303" draw:layer="layout" svg:width="0.954cm" svg:height="0.4cm" svg:x="23.001cm" svg:y="1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5" draw:id="id305" draw:layer="layout" svg:width="0.954cm" svg:height="0.4cm" svg:x="23.001cm" svg:y="15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xml:id="id302" draw:id="id302" draw:layer="layout" svg:width="1.6cm" svg:height="0.4cm" svg:x="20.401cm" svg:y="14.6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001cm" svg:y1="14.8cm" svg:x2="23.001cm" svg:y2="15.2cm" draw:start-shape="id302" draw:start-glue-point="1" draw:end-shape="id303" draw:end-glue-point="3" svg:d="M22001 14800h500v400h500" svg:viewBox="0 0 1001 401">
          <text:p/>
        </draw:connector>
        <draw:connector draw:style-name="gr9" draw:text-style-name="P5" draw:layer="layout" svg:x1="22.001cm" svg:y1="15.6cm" svg:x2="23.001cm" svg:y2="15.6cm" draw:start-shape="id304" draw:start-glue-point="7" draw:end-shape="id305" draw:end-glue-point="3" svg:d="M22001 15600h1000" svg:viewBox="0 0 1001 1">
          <text:p/>
        </draw:connector>
        <draw:custom-shape draw:style-name="gr95" draw:text-style-name="P29" xml:id="id306" draw:id="id306" draw:layer="layout" svg:width="1.4cm" svg:height="0.4cm" svg:x="26.2cm" svg:y="7.599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919cm" svg:y1="7.809cm" svg:x2="26.2cm" svg:y2="7.799cm" draw:start-shape="id272" draw:start-glue-point="1" draw:end-shape="id306" draw:end-glue-point="5" svg:d="M24919 7809h641v-10h640" svg:viewBox="0 0 1282 11">
          <text:p/>
        </draw:connector>
        <draw:connector draw:style-name="gr9" draw:text-style-name="P5" draw:layer="layout" svg:x1="21.801cm" svg:y1="16.8cm" svg:x2="23.001cm" svg:y2="15.995cm" draw:start-shape="id307" draw:start-glue-point="1" draw:end-shape="id308" draw:end-glue-point="3" svg:d="M21801 16800h600v-805h600" svg:viewBox="0 0 1201 806">
          <text:p/>
        </draw:connector>
        <draw:custom-shape draw:style-name="gr111" draw:text-style-name="P27" xml:id="id309" draw:id="id309" draw:layer="layout" svg:width="1.599cm" svg:height="0.8cm" svg:x="25.703cm" svg:y="1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904cm" svg:y="16.4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6.103cm" svg:y="1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904cm" svg:y="16cm">
          <text:p text:style-name="P3"><text:span text:style-name="T1">S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0.702cm" svg:y1="15.4cm" svg:x2="25.703cm" svg:y2="16.4cm" draw:start-shape="id270" draw:start-glue-point="6" draw:end-shape="id309" draw:end-glue-point="3" svg:d="M30702 15400h502v1901h-6003v-901h502" svg:viewBox="0 0 6004 1902">
          <text:p/>
        </draw:connector>
        <draw:custom-shape draw:style-name="gr95" draw:text-style-name="P29" xml:id="id304" draw:id="id304" draw:layer="layout" svg:width="1.4cm" svg:height="0.4cm" svg:x="20.601cm" svg:y="15.4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xml:id="id337" draw:id="id337" draw:layer="layout" svg:width="1.4cm" svg:height="0.4cm" svg:x="32.2cm" svg:y="15.2cm">
          <text:p text:style-name="P28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draw:layer="layout" svg:width="1.4cm" svg:height="0.4cm" svg:x="7.8cm" svg:y="10.8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xml:id="id311" draw:id="id311" draw:layer="layout" svg:width="1.4cm" svg:height="0.4cm" svg:x="7.801cm" svg:y="10.801cm">
          <text:p text:style-name="P28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310" draw:start-glue-point="1" draw:end-shape="id311" draw:end-glue-point="5" svg:d="M6400 11000h701v1h700" svg:viewBox="0 0 1402 2">
          <text:p/>
        </draw:connector>
        <draw:custom-shape draw:style-name="gr112" draw:text-style-name="P14" xml:id="id313" draw:id="id313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9" xml:id="id301" draw:id="id301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15" draw:id="id315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312" draw:id="id312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312" draw:start-glue-point="1" draw:end-shape="id313" draw:end-glue-point="3" svg:d="M10000 16600h600v200h600" svg:viewBox="0 0 1201 201">
          <text:p/>
        </draw:connector>
        <draw:custom-shape draw:style-name="gr116" draw:text-style-name="P17" xml:id="id314" draw:id="id314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314" draw:start-glue-point="1" draw:end-shape="id315" draw:end-glue-point="3" svg:d="M10000 17200h1200" svg:viewBox="0 0 1201 1">
          <text:p/>
        </draw:connector>
        <draw:custom-shape draw:style-name="gr114" draw:text-style-name="P14" xml:id="id324" draw:id="id324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" xml:id="id316" draw:id="id316" draw:layer="layout" svg:width="4.6cm" svg:height="0.4cm" svg:x="1.8cm" svg:y="13.6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7" draw:layer="layout" svg:width="3.8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9" draw:layer="layout" svg:width="1.156cm" svg:height="0.4cm" svg:x="13.844cm" svg:y="19.6cm">
          <text:p text:style-name="P18"><text:span text:style-name="T1">Don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322" draw:id="id322" draw:layer="layout" svg:width="1.156cm" svg:height="0.4cm" svg:x="11.2cm" svg:y="19.6cm">
          <text:p text:style-name="P13"><text:span text:style-name="T1">Na</text:span><text:span text:style-name="T1">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20" draw:id="id320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3.8cm" svg:x2="11.2cm" svg:y2="19.2cm" draw:start-shape="id316" draw:start-glue-point="1" draw:end-shape="id317" draw:end-glue-point="3" svg:d="M6400 13800h600v5400h4200" svg:viewBox="0 0 4801 5401">
          <text:p/>
        </draw:connector>
        <draw:custom-shape draw:style-name="gr113" draw:text-style-name="P19" xml:id="id317" draw:id="id317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9" draw:layer="layout" svg:width="1.4cm" svg:height="0.4cm" svg:x="24.999cm" svg:y="11.6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xml:id="id318" draw:id="id318" draw:layer="layout" svg:width="1.4cm" svg:height="0.4cm" svg:x="25cm" svg:y="11.601cm">
          <text:p text:style-name="P28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2cm" svg:y1="11.801cm" svg:x2="25cm" svg:y2="11.801cm" draw:start-shape="id269" draw:start-glue-point="1" draw:end-shape="id318" draw:end-glue-point="5" svg:d="M24200 11801h800" svg:viewBox="0 0 801 1">
          <text:p/>
        </draw:connector>
        <draw:custom-shape draw:style-name="gr95" draw:text-style-name="P29" draw:layer="layout" svg:width="1.4cm" svg:height="0.4cm" svg:x="8.601cm" svg:y="20.199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xml:id="id319" draw:id="id319" draw:layer="layout" svg:width="1.4cm" svg:height="0.4cm" svg:x="8.602cm" svg:y="20.2cm">
          <text:p text:style-name="P28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0.4cm" svg:x2="11.2cm" svg:y2="20.2cm" draw:start-shape="id319" draw:start-glue-point="7" draw:end-shape="id320" draw:end-glue-point="3" svg:d="M10002 20400h600v-200h598" svg:viewBox="0 0 1199 201">
          <text:p/>
        </draw:connector>
        <draw:custom-shape draw:style-name="gr119" draw:text-style-name="P17" xml:id="id321" draw:id="id321" draw:layer="layout" svg:width="1.4cm" svg:height="0.4cm" svg:x="8.6cm" svg:y="19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9.8cm" svg:x2="11.2cm" svg:y2="19.8cm" draw:start-shape="id321" draw:start-glue-point="1" draw:end-shape="id322" draw:end-glue-point="3" svg:d="M10000 19800h1200" svg:viewBox="0 0 1201 1">
          <text:p/>
        </draw:connector>
        <draw:custom-shape draw:style-name="gr94" draw:text-style-name="P19" draw:layer="layout" svg:width="2cm" svg:height="0.4cm" svg:x="13.2cm" svg:y="17cm">
          <text:p text:style-name="P18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xml:id="id340" draw:id="id340" draw:layer="layout" svg:width="2.6cm" svg:height="0.4cm" svg:x="3.8cm" svg:y="11.2cm">
          <text:p text:style-name="P18"><text:span text:style-name="T1">InpModelMntp &lt;</text:span></text:p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3.2cm" svg:y="7.809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.301cm" svg:x1="22.081cm" svg:y1="19.001cm" svg:x2="11.2cm" svg:y2="17.6cm" draw:start-shape="id323" draw:start-glue-point="6" draw:end-shape="id324" draw:end-glue-point="3" svg:d="M22081 19001h501v-801h-11883v-600h501" svg:viewBox="0 0 11884 1402">
          <text:p/>
        </draw:connector>
        <draw:custom-shape draw:style-name="gr141" draw:text-style-name="P1" xml:id="id325" draw:id="id325" draw:layer="layout" svg:width="1.201cm" svg:height="1.6cm" draw:transform="rotate (1.5707963267949) translate (11.4cm 6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1.4cm" svg:y="5.199cm">
          <text:p text:style-name="P3"><text:span text:style-name="T1">:A</text:span><text:span text:style-name="T1">pp</text:span><text:span text:style-name="T1">en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27" draw:id="id327" draw:layer="layout" svg:width="0.8cm" svg:height="0.4cm" svg:x="11.4cm" svg:y="5.6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29" draw:id="id329" draw:layer="layout" svg:width="0.8cm" svg:height="0.4cm" svg:x="11.4cm" svg:y="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cm" svg:y1="5.8cm" svg:x2="14cm" svg:y2="5.799cm" draw:start-shape="id325" draw:start-glue-point="6" draw:end-shape="id326" draw:end-glue-point="3" svg:d="M13000 5800h500v-1h500" svg:viewBox="0 0 1001 2">
          <text:p/>
        </draw:connector>
        <draw:connector draw:style-name="gr9" draw:text-style-name="P5" draw:layer="layout" draw:line-skew="0cm 2.295cm" svg:x1="11.4cm" svg:y1="5.8cm" svg:x2="24.919cm" svg:y2="7.809cm" draw:start-shape="id327" draw:start-glue-point="3" draw:end-shape="id272" draw:end-glue-point="1" svg:d="M11400 5800h-501v3200h14521v-1191h-501" svg:viewBox="0 0 14522 3201">
          <text:p/>
        </draw:connector>
        <draw:custom-shape draw:style-name="gr142" draw:text-style-name="P17" draw:layer="layout" svg:width="4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</text:span><text:span text:style-name="T1">Rm</text:span><text:span text:style-name="T1">Drp </text:span><text:span text:style-name="T1">: </text:span><text:span text:style-name="T1">DcR</text:span><text:span text:style-name="T1">mW</text:span><text:span text:style-name="T1">dgS</text:span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9" xml:id="id332" draw:id="id332" draw:layer="layout" svg:width="1.156cm" svg:height="0.4cm" svg:x="14.044cm" svg:y="19.6cm">
          <text:p text:style-name="P18"><text:span text:style-name="T1">Don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draw:layer="layout" svg:width="1.156cm" svg:height="0.4cm" svg:x="11.2cm" svg:y="19.6cm">
          <text:p text:style-name="P13"><text:span text:style-name="T1">Na</text:span><text:span text:style-name="T1">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9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.2cm" svg:y1="6.2cm" svg:x2="11.4cm" svg:y2="6.2cm" draw:start-shape="id328" draw:start-glue-point="1" draw:end-shape="id329" draw:end-glue-point="3" svg:d="M10200 6200h1200" svg:viewBox="0 0 1201 1">
          <text:p/>
        </draw:connector>
        <draw:custom-shape draw:style-name="gr143" draw:text-style-name="P2" draw:layer="layout" svg:width="3.2cm" svg:height="1.2cm" svg:x="16.4cm" svg:y="18.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6" draw:layer="layout" svg:width="3cm" svg:height="0.447cm" svg:x="16.6cm" svg:y="18.753cm">
          <text:p text:style-name="P25"><text:span text:style-name="T1">D</text:span><text:span text:style-name="T1">r</text:span><text:span text:style-name="T1">p</text:span><text:span text:style-name="T1">A</text:span><text:span text:style-name="T1">d</text:span><text:span text:style-name="T1">d</text:span><text:span text:style-name="T1">e</text:span><text:span text:style-name="T1">d</text:span><text:span text:style-name="T1">T</text:span><text:span text:style-name="T1">g </text:span><text:span text:style-name="T1">: </text:span><text:span text:style-name="T1">R</text:span><text:span text:style-name="T1">S</text:span><text:span text:style-name="T1">T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45" draw:text-style-name="P26" xml:id="id331" draw:id="id331" draw:layer="layout" svg:width="1cm" svg:height="0.4cm" svg:x="16.4cm" svg:y="19.2cm">
          <text:p text:style-name="P25"><text:span text:style-name="T1">Inp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34" draw:id="id334" draw:layer="layout" svg:width="1cm" svg:height="0.4cm" svg:x="18.6cm" svg:y="19.2cm">
          <text:p text:style-name="P13">Out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6" xml:id="id333" draw:id="id333" draw:layer="layout" svg:width="1cm" svg:height="0.4cm" svg:x="16.4cm" svg:y="19.6cm">
          <text:p text:style-name="P25"><text:span text:style-name="T1">Inp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7" draw:text-style-name="P2" draw:layer="layout" svg:width="4cm" svg:height="0.847cm" svg:x="17.801cm" svg:y="16.15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26" draw:layer="layout" svg:width="4cm" svg:height="0.447cm" svg:x="18.001cm" svg:y="16.153cm">
          <text:p text:style-name="P25"><text:span text:style-name="T1">DrpAd</text:span><text:span text:style-name="T1">dedPul</text:span><text:span text:style-name="T1">se : </text:span><text:span text:style-name="T1">BChan</text:span><text:span text:style-name="T1">ge</text:span></text:p>
          <draw:enhanced-geometry svg:viewBox="0 0 21600 21600" draw:type="rectangle" draw:enhanced-path="M 0 0 L 21600 0 21600 21600 0 21600 0 0 Z N"/>
        </draw:custom-shape>
        <draw:custom-shape draw:style-name="gr149" draw:text-style-name="P26" xml:id="id330" draw:id="id330" draw:layer="layout" svg:width="0.8cm" svg:height="0.4cm" svg:x="17.801cm" svg:y="16.6cm">
          <text:p text:style-name="P25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07" draw:id="id307" draw:layer="layout" svg:width="1cm" svg:height="0.4cm" svg:x="20.801cm" svg:y="16.6cm">
          <text:p text:style-name="P13">Out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5.2cm" svg:y1="16.8cm" svg:x2="17.801cm" svg:y2="16.8cm" draw:start-shape="id278" draw:start-glue-point="1" draw:end-shape="id330" draw:end-glue-point="3" svg:d="M15200 16800h2601" svg:viewBox="0 0 2602 1">
          <text:p/>
        </draw:connector>
        <draw:connector draw:style-name="gr9" draw:text-style-name="P5" draw:layer="layout" svg:x1="15.2cm" svg:y1="16.8cm" svg:x2="16.4cm" svg:y2="19.4cm" draw:start-shape="id278" draw:start-glue-point="1" draw:end-shape="id331" draw:end-glue-point="3" svg:d="M15200 16800h600v2600h600" svg:viewBox="0 0 1201 2601">
          <text:p/>
        </draw:connector>
        <draw:connector draw:style-name="gr9" draw:text-style-name="P5" draw:layer="layout" svg:x1="15.2cm" svg:y1="19.8cm" svg:x2="16.4cm" svg:y2="19.8cm" draw:start-shape="id332" draw:start-glue-point="1" draw:end-shape="id333" draw:end-glue-point="3" svg:d="M15200 19800h1200" svg:viewBox="0 0 1201 1">
          <text:p/>
        </draw:connector>
        <draw:custom-shape draw:style-name="gr137" draw:text-style-name="P1" xml:id="id323" draw:id="id323" draw:layer="layout" svg:width="0.801cm" svg:height="1.481cm" draw:transform="rotate (1.5707963267949) translate (20.6cm 19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8.599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35" draw:id="id335" draw:layer="layout" svg:width="0.8cm" svg:height="0.4cm" svg:x="20.6cm" svg:y="1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6cm" svg:y1="19.4cm" svg:x2="20.6cm" svg:y2="19.2cm" draw:start-shape="id334" draw:start-glue-point="1" draw:end-shape="id335" draw:end-glue-point="3" svg:d="M19600 19400h500v-200h500" svg:viewBox="0 0 1001 201">
          <text:p/>
        </draw:connector>
        <draw:custom-shape draw:style-name="gr150" draw:text-style-name="P10" xml:id="id270" draw:id="id270" draw:layer="controls" svg:width="1.2cm" svg:height="2.6cm" draw:transform="rotate (1.5707963267949) translate (28.102cm 1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51" draw:text-style-name="P4" draw:layer="controls" svg:width="2.135cm" svg:height="0.444cm" svg:x="28.167cm" svg:y="14.8cm">
          <text:p text:style-name="P3"><text:span text:style-name="T1">M</text:span><text:span text:style-name="T1">o</text:span><text:span text:style-name="T1">d</text:span><text:span text:style-name="T1">el</text:span><text:span text:style-name="T1">U</text:span><text:span text:style-name="T1">ri </text:span><text:span text:style-name="T1">: </text:span><text:span text:style-name="T1">S</text:span><text:span text:style-name="T1">vl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6" draw:id="id276" draw:layer="controls" svg:width="0.954cm" svg:height="0.4cm" svg:x="28.102cm" svg:y="15.2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336" draw:id="id336" draw:layer="controls" svg:width="0.954cm" svg:height="0.4cm" svg:x="28.102cm" svg:y="15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controls" svg:x1="27.302cm" svg:y1="16.4cm" svg:x2="28.102cm" svg:y2="15.8cm" draw:start-shape="id309" draw:start-glue-point="1" draw:end-shape="id336" draw:end-glue-point="3" svg:d="M27302 16400h400v-600h400" svg:viewBox="0 0 801 601">
          <text:p/>
        </draw:connector>
        <draw:connector draw:style-name="gr9" draw:text-style-name="P5" draw:layer="controls" svg:x1="30.702cm" svg:y1="15.4cm" svg:x2="32.2cm" svg:y2="15.4cm" draw:start-shape="id270" draw:start-glue-point="6" draw:end-shape="id337" draw:end-glue-point="5" svg:d="M30702 15400h1498" svg:viewBox="0 0 1499 1">
          <text:p/>
        </draw:connector>
        <draw:custom-shape draw:style-name="gr152" draw:text-style-name="P17" xml:id="id338" draw:id="id338" draw:layer="controls" svg:width="5.8cm" svg:height="1cm" svg:x="9.2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4" draw:layer="controls" svg:width="4.274cm" svg:height="0.4cm" svg:x="9.526cm" svg:y="13.2cm">
          <text:p text:style-name="P3"><text:span text:style-name="T1">ModelMntLink : 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4" xml:id="id341" draw:id="id341" draw:layer="controls" svg:width="5.6cm" svg:height="0.4cm" svg:x="9.4cm" svg:y="13.8cm">
          <text:p text:style-name="P13"><text:span text:style-name="T1">ModelMntpOutp : CpStateMnode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7" xml:id="id339" draw:id="id339" draw:layer="controls" svg:width="3cm" svg:height="0.4cm" svg:x="9.8cm" svg:y="14.6cm">
          <text:p text:style-name="P3"><text:span text:style-name="T1">ModelMnt : AMn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controls" svg:x1="9.2cm" svg:y1="13.7cm" svg:x2="9.8cm" svg:y2="14.8cm" draw:start-shape="id338" draw:start-glue-point="3" draw:end-shape="id339" draw:end-glue-point="3" svg:d="M9200 13700h-501v1100h1101" svg:viewBox="0 0 1102 1101">
          <text:p/>
        </draw:connector>
        <draw:connector draw:style-name="gr9" draw:text-style-name="P5" draw:layer="controls" svg:x1="6.4cm" svg:y1="11.4cm" svg:x2="15cm" svg:y2="14cm" draw:start-shape="id340" draw:start-glue-point="1" draw:end-shape="id341" draw:end-glue-point="1" svg:d="M6400 11400h9101v2600h-501" svg:viewBox="0 0 9102 2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2-04-19T11:19:55.058797558</dc:date>
    <meta:editing-duration>P36DT17H2M4S</meta:editing-duration>
    <meta:editing-cycles>69</meta:editing-cycles>
    <meta:document-statistic meta:object-count="876"/>
  </office:meta>
</office:document-meta>
</file>